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ymecavideo 2017-11-12 13h32m29s" table:style-name="ta1">
        <table:shapes>
          <draw:frame draw:z-index="0" draw:style-name="gr1" draw:text-style-name="P1" svg:width="89.31mm" svg:height="54.58mm" svg:x="136.01mm" svg:y="2.95mm">
            <loext:p draw:notify-on-update-of-ranges="'Pymecavideo 2017-11-12 13h32m29s'.A2:'Pymecavideo 2017-11-12 13h32m29s'.A113 'Pymecavideo 2017-11-12 13h32m29s'.C1:'Pymecavideo 2017-11-12 13h32m29s'.C1 'Pymecavideo 2017-11-12 13h32m29s'.C2:'Pymecavideo 2017-11-12 13h32m29s'.C1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0.57mm" svg:height="46.6mm" svg:x="136.05mm" svg:y="60.87mm">
            <loext:p draw:notify-on-update-of-ranges="'Pymecavideo 2017-11-12 13h32m29s'.A2:'Pymecavideo 2017-11-12 13h32m29s'.A112 'Pymecavideo 2017-11-12 13h32m29s'.E1:'Pymecavideo 2017-11-12 13h32m29s'.E1 'Pymecavideo 2017-11-12 13h32m29s'.E2:'Pymecavideo 2017-11-12 13h32m29s'.E1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8.93mm" svg:height="53.92mm" svg:x="135.92mm" svg:y="110.18mm">
            <loext:p draw:notify-on-update-of-ranges="'Pymecavideo 2017-11-12 13h32m29s'.A2:'Pymecavideo 2017-11-12 13h32m29s'.A113 'Pymecavideo 2017-11-12 13h32m29s'.B1:'Pymecavideo 2017-11-12 13h32m29s'.B1 'Pymecavideo 2017-11-12 13h32m29s'.B2:'Pymecavideo 2017-11-12 13h32m29s'.B1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9.04mm" svg:height="60.55mm" svg:x="134.97mm" svg:y="168.48mm">
            <loext:p draw:notify-on-update-of-ranges="'Pymecavideo 2017-11-12 13h32m29s'.A2:'Pymecavideo 2017-11-12 13h32m29s'.A112 'Pymecavideo 2017-11-12 13h32m29s'.D1:'Pymecavideo 2017-11-12 13h32m29s'.D1 'Pymecavideo 2017-11-12 13h32m29s'.D2:'Pymecavideo 2017-11-12 13h32m29s'.D1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X1 (m)</text:p>
          </table:table-cell>
          <table:table-cell office:value-type="string" calcext:value-type="string">
            <text:p>Y1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917915685" calcext:value-type="float">
            <text:p>0,137917915685</text:p>
          </table:table-cell>
          <table:table-cell office:value-type="float" office:value="-0.525467258762" calcext:value-type="float">
            <text:p>-0,525467258762</text:p>
          </table:table-cell>
          <table:table-cell table:formula="of:=([.B3]-[.B2])/0.04" office:value-type="float" office:value="-0.689589578425" calcext:value-type="float">
            <text:p>-0,689589578425</text:p>
          </table:table-cell>
          <table:table-cell table:formula="of:=([.C3]-[.C2])/0.04" office:value-type="float" office:value="2.1549674326" calcext:value-type="float">
            <text:p>2,1549674326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110334332548" calcext:value-type="float">
            <text:p>0,110334332548</text:p>
          </table:table-cell>
          <table:table-cell office:value-type="float" office:value="-0.439268561458" calcext:value-type="float">
            <text:p>-0,439268561458</text:p>
          </table:table-cell>
          <table:table-cell table:formula="of:=([.B4]-[.B3])/0.04" office:value-type="float" office:value="-0.861986973025" calcext:value-type="float">
            <text:p>-0,861986973025</text:p>
          </table:table-cell>
          <table:table-cell table:formula="of:=([.C4]-[.C3])/0.04" office:value-type="float" office:value="2.154967432575" calcext:value-type="float">
            <text:p>2,15496743257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75854853627" calcext:value-type="float">
            <text:p>0,075854853627</text:p>
          </table:table-cell>
          <table:table-cell office:value-type="float" office:value="-0.353069864155" calcext:value-type="float">
            <text:p>-0,353069864155</text:p>
          </table:table-cell>
          <table:table-cell table:formula="of:=([.B5]-[.B4])/0.04" office:value-type="float" office:value="-0.6895895784275" calcext:value-type="float">
            <text:p>-0,6895895784275</text:p>
          </table:table-cell>
          <table:table-cell table:formula="of:=([.C5]-[.C4])/0.04" office:value-type="float" office:value="1.551576551475" calcext:value-type="float">
            <text:p>1,551576551475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482712704899" calcext:value-type="float">
            <text:p>0,0482712704899</text:p>
          </table:table-cell>
          <table:table-cell office:value-type="float" office:value="-0.291006802096" calcext:value-type="float">
            <text:p>-0,291006802096</text:p>
          </table:table-cell>
          <table:table-cell table:formula="of:=([.B6]-[.B5])/0.04" office:value-type="float" office:value="-0.861986973035" calcext:value-type="float">
            <text:p>-0,861986973035</text:p>
          </table:table-cell>
          <table:table-cell table:formula="of:=([.C6]-[.C5])/0.04" office:value-type="float" office:value="1.034384367625" calcext:value-type="float">
            <text:p>1,034384367625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137917915685" calcext:value-type="float">
            <text:p>0,0137917915685</text:p>
          </table:table-cell>
          <table:table-cell office:value-type="float" office:value="-0.249631427391" calcext:value-type="float">
            <text:p>-0,249631427391</text:p>
          </table:table-cell>
          <table:table-cell table:formula="of:=([.B7]-[.B6])/0.04" office:value-type="float" office:value="-0.430993486516" calcext:value-type="float">
            <text:p>-0,430993486516</text:p>
          </table:table-cell>
          <table:table-cell table:formula="of:=([.C7]-[.C6])/0.04" office:value-type="float" office:value="0.86198697305" calcext:value-type="float">
            <text:p>0,8619869730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0344794789214" calcext:value-type="float">
            <text:p>-0,00344794789214</text:p>
          </table:table-cell>
          <table:table-cell office:value-type="float" office:value="-0.215151948469" calcext:value-type="float">
            <text:p>-0,215151948469</text:p>
          </table:table-cell>
          <table:table-cell table:formula="of:=([.B8]-[.B7])/0.04" office:value-type="float" office:value="-0.7757882757315" calcext:value-type="float">
            <text:p>-0,7757882757315</text:p>
          </table:table-cell>
          <table:table-cell table:formula="of:=([.C8]-[.C7])/0.04" office:value-type="float" office:value="0.2585960919" calcext:value-type="float">
            <text:p>0,2585960919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-0.0344794789214" calcext:value-type="float">
            <text:p>-0,0344794789214</text:p>
          </table:table-cell>
          <table:table-cell office:value-type="float" office:value="-0.204808104793" calcext:value-type="float">
            <text:p>-0,204808104793</text:p>
          </table:table-cell>
          <table:table-cell table:formula="of:=([.B9]-[.B8])/0.04" office:value-type="float" office:value="-0.51719218382" calcext:value-type="float">
            <text:p>-0,51719218382</text:p>
          </table:table-cell>
          <table:table-cell table:formula="of:=([.C9]-[.C8])/0.04" office:value-type="float" office:value="-0.0861986973000002" calcext:value-type="float">
            <text:p>-0,0861986973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-0.0551671662742" calcext:value-type="float">
            <text:p>-0,0551671662742</text:p>
          </table:table-cell>
          <table:table-cell office:value-type="float" office:value="-0.208256052685" calcext:value-type="float">
            <text:p>-0,208256052685</text:p>
          </table:table-cell>
          <table:table-cell table:formula="of:=([.B10]-[.B9])/0.04" office:value-type="float" office:value="-0.4309934865175" calcext:value-type="float">
            <text:p>-0,4309934865175</text:p>
          </table:table-cell>
          <table:table-cell table:formula="of:=([.C10]-[.C9])/0.04" office:value-type="float" office:value="-0.430993486525" calcext:value-type="float">
            <text:p>-0,430993486525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-0.0724069057349" calcext:value-type="float">
            <text:p>-0,0724069057349</text:p>
          </table:table-cell>
          <table:table-cell office:value-type="float" office:value="-0.225495792146" calcext:value-type="float">
            <text:p>-0,225495792146</text:p>
          </table:table-cell>
          <table:table-cell table:formula="of:=([.B11]-[.B10])/0.04" office:value-type="float" office:value="-0.430993486515" calcext:value-type="float">
            <text:p>-0,430993486515</text:p>
          </table:table-cell>
          <table:table-cell table:formula="of:=([.C11]-[.C10])/0.04" office:value-type="float" office:value="-1.034384367625" calcext:value-type="float">
            <text:p>-1,03438436762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-0.0896466451955" calcext:value-type="float">
            <text:p>-0,0896466451955</text:p>
          </table:table-cell>
          <table:table-cell office:value-type="float" office:value="-0.266871166851" calcext:value-type="float">
            <text:p>-0,266871166851</text:p>
          </table:table-cell>
          <table:table-cell table:formula="of:=([.B12]-[.B11])/0.04" office:value-type="float" office:value="-0.1723973946075" calcext:value-type="float">
            <text:p>-0,1723973946075</text:p>
          </table:table-cell>
          <table:table-cell table:formula="of:=([.C12]-[.C11])/0.04" office:value-type="float" office:value="-0.94818567035" calcext:value-type="float">
            <text:p>-0,9481856703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-0.0965425409798" calcext:value-type="float">
            <text:p>-0,0965425409798</text:p>
          </table:table-cell>
          <table:table-cell office:value-type="float" office:value="-0.304798593665" calcext:value-type="float">
            <text:p>-0,304798593665</text:p>
          </table:table-cell>
          <table:table-cell table:formula="of:=([.B13]-[.B12])/0.04" office:value-type="float" office:value="-0.86198697303" calcext:value-type="float">
            <text:p>-0,86198697303</text:p>
          </table:table-cell>
          <table:table-cell table:formula="of:=([.C13]-[.C12])/0.04" office:value-type="float" office:value="-2.241166129875" calcext:value-type="float">
            <text:p>-2,24116612987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-0.131022019901" calcext:value-type="float">
            <text:p>-0,131022019901</text:p>
          </table:table-cell>
          <table:table-cell office:value-type="float" office:value="-0.39444523886" calcext:value-type="float">
            <text:p>-0,39444523886</text:p>
          </table:table-cell>
          <table:table-cell table:formula="of:=([.B14]-[.B13])/0.04" office:value-type="float" office:value="-0.344794789225" calcext:value-type="float">
            <text:p>-0,344794789225</text:p>
          </table:table-cell>
          <table:table-cell table:formula="of:=([.C14]-[.C13])/0.04" office:value-type="float" office:value="-1.982570038" calcext:value-type="float">
            <text:p>-1,982570038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-0.14481381147" calcext:value-type="float">
            <text:p>-0,14481381147</text:p>
          </table:table-cell>
          <table:table-cell office:value-type="float" office:value="-0.47374804038" calcext:value-type="float">
            <text:p>-0,47374804038</text:p>
          </table:table-cell>
          <table:table-cell table:formula="of:=([.B15]-[.B14])/0.04" office:value-type="float" office:value="-0.603390881125" calcext:value-type="float">
            <text:p>-0,603390881125</text:p>
          </table:table-cell>
          <table:table-cell table:formula="of:=([.C15]-[.C14])/0.04" office:value-type="float" office:value="-2.154967432575" calcext:value-type="float">
            <text:p>-2,154967432575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-0.168949446715" calcext:value-type="float">
            <text:p>-0,168949446715</text:p>
          </table:table-cell>
          <table:table-cell office:value-type="float" office:value="-0.559946737683" calcext:value-type="float">
            <text:p>-0,559946737683</text:p>
          </table:table-cell>
          <table:table-cell table:formula="of:=([.B16]-[.B15])/0.04" office:value-type="float" office:value="-0.1723973946" calcext:value-type="float">
            <text:p>-0,1723973946</text:p>
          </table:table-cell>
          <table:table-cell table:formula="of:=([.C16]-[.C15])/0.04" office:value-type="float" office:value="0.517192183824999" calcext:value-type="float">
            <text:p>0,517192183824999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-0.175845342499" calcext:value-type="float">
            <text:p>-0,175845342499</text:p>
          </table:table-cell>
          <table:table-cell office:value-type="float" office:value="-0.53925905033" calcext:value-type="float">
            <text:p>-0,53925905033</text:p>
          </table:table-cell>
          <table:table-cell table:formula="of:=([.B17]-[.B16])/0.04" office:value-type="float" office:value="0.0861986973000002" calcext:value-type="float">
            <text:p>0,0861986973</text:p>
          </table:table-cell>
          <table:table-cell table:formula="of:=([.C17]-[.C16])/0.04" office:value-type="float" office:value="2.3273648272" calcext:value-type="float">
            <text:p>2,327364827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-0.172397394607" calcext:value-type="float">
            <text:p>-0,172397394607</text:p>
          </table:table-cell>
          <table:table-cell office:value-type="float" office:value="-0.446164457242" calcext:value-type="float">
            <text:p>-0,446164457242</text:p>
          </table:table-cell>
          <table:table-cell table:formula="of:=([.B18]-[.B17])/0.04" office:value-type="float" office:value="0.1723973946" calcext:value-type="float">
            <text:p>0,1723973946</text:p>
          </table:table-cell>
          <table:table-cell table:formula="of:=([.C18]-[.C17])/0.04" office:value-type="float" office:value="1.896371340675" calcext:value-type="float">
            <text:p>1,896371340675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-0.165501498823" calcext:value-type="float">
            <text:p>-0,165501498823</text:p>
          </table:table-cell>
          <table:table-cell office:value-type="float" office:value="-0.370309603615" calcext:value-type="float">
            <text:p>-0,370309603615</text:p>
          </table:table-cell>
          <table:table-cell table:formula="of:=([.B19]-[.B18])/0.04" office:value-type="float" office:value="0.430993486525" calcext:value-type="float">
            <text:p>0,430993486525</text:p>
          </table:table-cell>
          <table:table-cell table:formula="of:=([.C19]-[.C18])/0.04" office:value-type="float" office:value="1.982570037975" calcext:value-type="float">
            <text:p>1,982570037975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-0.148261759362" calcext:value-type="float">
            <text:p>-0,148261759362</text:p>
          </table:table-cell>
          <table:table-cell office:value-type="float" office:value="-0.291006802096" calcext:value-type="float">
            <text:p>-0,291006802096</text:p>
          </table:table-cell>
          <table:table-cell table:formula="of:=([.B20]-[.B19])/0.04" office:value-type="float" office:value="0.1723973946" calcext:value-type="float">
            <text:p>0,1723973946</text:p>
          </table:table-cell>
          <table:table-cell table:formula="of:=([.C20]-[.C19])/0.04" office:value-type="float" office:value="1.29298045955" calcext:value-type="float">
            <text:p>1,29298045955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-0.141365863578" calcext:value-type="float">
            <text:p>-0,141365863578</text:p>
          </table:table-cell>
          <table:table-cell office:value-type="float" office:value="-0.239287583714" calcext:value-type="float">
            <text:p>-0,239287583714</text:p>
          </table:table-cell>
          <table:table-cell table:formula="of:=([.B21]-[.B20])/0.04" office:value-type="float" office:value="0.430993486525" calcext:value-type="float">
            <text:p>0,430993486525</text:p>
          </table:table-cell>
          <table:table-cell table:formula="of:=([.C21]-[.C20])/0.04" office:value-type="float" office:value="0.861986973025" calcext:value-type="float">
            <text:p>0,86198697302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-0.124126124117" calcext:value-type="float">
            <text:p>-0,124126124117</text:p>
          </table:table-cell>
          <table:table-cell office:value-type="float" office:value="-0.204808104793" calcext:value-type="float">
            <text:p>-0,204808104793</text:p>
          </table:table-cell>
          <table:table-cell table:formula="of:=([.B22]-[.B21])/0.04" office:value-type="float" office:value="0.1723973946" calcext:value-type="float">
            <text:p>0,1723973946</text:p>
          </table:table-cell>
          <table:table-cell table:formula="of:=([.C22]-[.C21])/0.04" office:value-type="float" office:value="0.517192183825" calcext:value-type="float">
            <text:p>0,51719218382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-0.117230228333" calcext:value-type="float">
            <text:p>-0,117230228333</text:p>
          </table:table-cell>
          <table:table-cell office:value-type="float" office:value="-0.18412041744" calcext:value-type="float">
            <text:p>-0,18412041744</text:p>
          </table:table-cell>
          <table:table-cell table:formula="of:=([.B23]-[.B22])/0.04" office:value-type="float" office:value="0.430993486525" calcext:value-type="float">
            <text:p>0,430993486525</text:p>
          </table:table-cell>
          <table:table-cell table:formula="of:=([.C23]-[.C22])/0.04" office:value-type="float" office:value="-0.430993486525" calcext:value-type="float">
            <text:p>-0,430993486525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-0.099990488872" calcext:value-type="float">
            <text:p>-0,099990488872</text:p>
          </table:table-cell>
          <table:table-cell office:value-type="float" office:value="-0.201360156901" calcext:value-type="float">
            <text:p>-0,201360156901</text:p>
          </table:table-cell>
          <table:table-cell table:formula="of:=([.B24]-[.B23])/0.04" office:value-type="float" office:value="0.5171921838225" calcext:value-type="float">
            <text:p>0,5171921838225</text:p>
          </table:table-cell>
          <table:table-cell table:formula="of:=([.C24]-[.C23])/0.04" office:value-type="float" office:value="-0.2585960919" calcext:value-type="float">
            <text:p>-0,2585960919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-0.0793028015191" calcext:value-type="float">
            <text:p>-0,0793028015191</text:p>
          </table:table-cell>
          <table:table-cell office:value-type="float" office:value="-0.211704000577" calcext:value-type="float">
            <text:p>-0,211704000577</text:p>
          </table:table-cell>
          <table:table-cell table:formula="of:=([.B25]-[.B24])/0.04" office:value-type="float" office:value="0.0861986973025003" calcext:value-type="float">
            <text:p>0,0861986973025</text:p>
          </table:table-cell>
          <table:table-cell table:formula="of:=([.C25]-[.C24])/0.04" office:value-type="float" office:value="-0.775788275725" calcext:value-type="float">
            <text:p>-0,775788275725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-0.075854853627" calcext:value-type="float">
            <text:p>-0,075854853627</text:p>
          </table:table-cell>
          <table:table-cell office:value-type="float" office:value="-0.242735531606" calcext:value-type="float">
            <text:p>-0,242735531606</text:p>
          </table:table-cell>
          <table:table-cell table:formula="of:=([.B26]-[.B25])/0.04" office:value-type="float" office:value="0.51719218382" calcext:value-type="float">
            <text:p>0,51719218382</text:p>
          </table:table-cell>
          <table:table-cell table:formula="of:=([.C26]-[.C25])/0.04" office:value-type="float" office:value="-0.94818567035" calcext:value-type="float">
            <text:p>-0,9481856703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-0.0551671662742" calcext:value-type="float">
            <text:p>-0,0551671662742</text:p>
          </table:table-cell>
          <table:table-cell office:value-type="float" office:value="-0.28066295842" calcext:value-type="float">
            <text:p>-0,28066295842</text:p>
          </table:table-cell>
          <table:table-cell table:formula="of:=([.B27]-[.B26])/0.04" office:value-type="float" office:value="0.344794789215" calcext:value-type="float">
            <text:p>0,344794789215</text:p>
          </table:table-cell>
          <table:table-cell table:formula="of:=([.C27]-[.C26])/0.04" office:value-type="float" office:value="-1.37917915685" calcext:value-type="float">
            <text:p>-1,37917915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13753747056" calcext:value-type="float">
            <text:p>-0,0413753747056</text:p>
          </table:table-cell>
          <table:table-cell office:value-type="float" office:value="-0.335830124694" calcext:value-type="float">
            <text:p>-0,335830124694</text:p>
          </table:table-cell>
          <table:table-cell table:formula="of:=([.B28]-[.B27])/0.04" office:value-type="float" office:value="0.25859609191" calcext:value-type="float">
            <text:p>0,25859609191</text:p>
          </table:table-cell>
          <table:table-cell table:formula="of:=([.C28]-[.C27])/0.04" office:value-type="float" office:value="-1.982570037975" calcext:value-type="float">
            <text:p>-1,982570037975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-0.0310315310292" calcext:value-type="float">
            <text:p>-0,0310315310292</text:p>
          </table:table-cell>
          <table:table-cell office:value-type="float" office:value="-0.415132926213" calcext:value-type="float">
            <text:p>-0,415132926213</text:p>
          </table:table-cell>
          <table:table-cell table:formula="of:=([.B29]-[.B28])/0.04" office:value-type="float" office:value="0.172397394605" calcext:value-type="float">
            <text:p>0,172397394605</text:p>
          </table:table-cell>
          <table:table-cell table:formula="of:=([.C29]-[.C28])/0.04" office:value-type="float" office:value="-2.4997622218" calcext:value-type="float">
            <text:p>-2,4997622218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-0.024135635245" calcext:value-type="float">
            <text:p>-0,024135635245</text:p>
          </table:table-cell>
          <table:table-cell office:value-type="float" office:value="-0.515123415085" calcext:value-type="float">
            <text:p>-0,515123415085</text:p>
          </table:table-cell>
          <table:table-cell table:formula="of:=([.B30]-[.B29])/0.04" office:value-type="float" office:value="0.1723973946075" calcext:value-type="float">
            <text:p>0,1723973946075</text:p>
          </table:table-cell>
          <table:table-cell table:formula="of:=([.C30]-[.C29])/0.04" office:value-type="float" office:value="0.603390881125002" calcext:value-type="float">
            <text:p>0,603390881125002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-0.0172397394607" calcext:value-type="float">
            <text:p>-0,0172397394607</text:p>
          </table:table-cell>
          <table:table-cell office:value-type="float" office:value="-0.49098777984" calcext:value-type="float">
            <text:p>-0,49098777984</text:p>
          </table:table-cell>
          <table:table-cell table:formula="of:=([.B31]-[.B30])/0.04" office:value-type="float" office:value="-0.3447947892125" calcext:value-type="float">
            <text:p>-0,3447947892125</text:p>
          </table:table-cell>
          <table:table-cell table:formula="of:=([.C31]-[.C30])/0.04" office:value-type="float" office:value="2.068768735275" calcext:value-type="float">
            <text:p>2,068768735275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-0.0310315310292" calcext:value-type="float">
            <text:p>-0,0310315310292</text:p>
          </table:table-cell>
          <table:table-cell office:value-type="float" office:value="-0.408237030429" calcext:value-type="float">
            <text:p>-0,408237030429</text:p>
          </table:table-cell>
          <table:table-cell table:formula="of:=([.B32]-[.B31])/0.04" office:value-type="float" office:value="-0.25859609191" calcext:value-type="float">
            <text:p>-0,25859609191</text:p>
          </table:table-cell>
          <table:table-cell table:formula="of:=([.C32]-[.C31])/0.04" office:value-type="float" office:value="1.29298045955" calcext:value-type="float">
            <text:p>1,2929804595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0.0413753747056" calcext:value-type="float">
            <text:p>-0,0413753747056</text:p>
          </table:table-cell>
          <table:table-cell office:value-type="float" office:value="-0.356517812047" calcext:value-type="float">
            <text:p>-0,356517812047</text:p>
          </table:table-cell>
          <table:table-cell table:formula="of:=([.B33]-[.B32])/0.04" office:value-type="float" office:value="-0.25859609191" calcext:value-type="float">
            <text:p>-0,25859609191</text:p>
          </table:table-cell>
          <table:table-cell table:formula="of:=([.C33]-[.C32])/0.04" office:value-type="float" office:value="0.775788275725001" calcext:value-type="float">
            <text:p>0,775788275725001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-0.051719218382" calcext:value-type="float">
            <text:p>-0,051719218382</text:p>
          </table:table-cell>
          <table:table-cell office:value-type="float" office:value="-0.325486281018" calcext:value-type="float">
            <text:p>-0,325486281018</text:p>
          </table:table-cell>
          <table:table-cell table:formula="of:=([.B34]-[.B33])/0.04" office:value-type="float" office:value="-0.344794789215" calcext:value-type="float">
            <text:p>-0,344794789215</text:p>
          </table:table-cell>
          <table:table-cell table:formula="of:=([.C34]-[.C33])/0.04" office:value-type="float" office:value="0.603390881125" calcext:value-type="float">
            <text:p>0,603390881125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-0.0655110099506" calcext:value-type="float">
            <text:p>-0,0655110099506</text:p>
          </table:table-cell>
          <table:table-cell office:value-type="float" office:value="-0.301350645773" calcext:value-type="float">
            <text:p>-0,301350645773</text:p>
          </table:table-cell>
          <table:table-cell table:formula="of:=([.B35]-[.B34])/0.04" office:value-type="float" office:value="-0.4309934865175" calcext:value-type="float">
            <text:p>-0,4309934865175</text:p>
          </table:table-cell>
          <table:table-cell table:formula="of:=([.C35]-[.C34])/0.04" office:value-type="float" office:value="0.344794789224999" calcext:value-type="float">
            <text:p>0,344794789224999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-0.0827507494113" calcext:value-type="float">
            <text:p>-0,0827507494113</text:p>
          </table:table-cell>
          <table:table-cell office:value-type="float" office:value="-0.287558854204" calcext:value-type="float">
            <text:p>-0,287558854204</text:p>
          </table:table-cell>
          <table:table-cell table:formula="of:=([.B36]-[.B35])/0.04" office:value-type="float" office:value="-0.3447947892125" calcext:value-type="float">
            <text:p>-0,3447947892125</text:p>
          </table:table-cell>
          <table:table-cell table:formula="of:=([.C36]-[.C35])/0.04" office:value-type="float" office:value="-0.258596091924999" calcext:value-type="float">
            <text:p>-0,258596091924999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-0.0965425409798" calcext:value-type="float">
            <text:p>-0,0965425409798</text:p>
          </table:table-cell>
          <table:table-cell office:value-type="float" office:value="-0.297902697881" calcext:value-type="float">
            <text:p>-0,297902697881</text:p>
          </table:table-cell>
          <table:table-cell table:formula="of:=([.B37]-[.B36])/0.04" office:value-type="float" office:value="-0.344794789205" calcext:value-type="float">
            <text:p>-0,344794789205</text:p>
          </table:table-cell>
          <table:table-cell table:formula="of:=([.C37]-[.C36])/0.04" office:value-type="float" office:value="-0.689589578425" calcext:value-type="float">
            <text:p>-0,689589578425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0.110334332548" calcext:value-type="float">
            <text:p>-0,110334332548</text:p>
          </table:table-cell>
          <table:table-cell office:value-type="float" office:value="-0.325486281018" calcext:value-type="float">
            <text:p>-0,325486281018</text:p>
          </table:table-cell>
          <table:table-cell table:formula="of:=([.B38]-[.B37])/0.04" office:value-type="float" office:value="-0.172397394625" calcext:value-type="float">
            <text:p>-0,172397394625</text:p>
          </table:table-cell>
          <table:table-cell table:formula="of:=([.C38]-[.C37])/0.04" office:value-type="float" office:value="-0.948185670325" calcext:value-type="float">
            <text:p>-0,948185670325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-0.117230228333" calcext:value-type="float">
            <text:p>-0,117230228333</text:p>
          </table:table-cell>
          <table:table-cell office:value-type="float" office:value="-0.363413707831" calcext:value-type="float">
            <text:p>-0,363413707831</text:p>
          </table:table-cell>
          <table:table-cell table:formula="of:=([.B39]-[.B38])/0.04" office:value-type="float" office:value="-0.2585960919" calcext:value-type="float">
            <text:p>-0,2585960919</text:p>
          </table:table-cell>
          <table:table-cell table:formula="of:=([.C39]-[.C38])/0.04" office:value-type="float" office:value="-2.068768735275" calcext:value-type="float">
            <text:p>-2,068768735275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-0.127574072009" calcext:value-type="float">
            <text:p>-0,127574072009</text:p>
          </table:table-cell>
          <table:table-cell office:value-type="float" office:value="-0.446164457242" calcext:value-type="float">
            <text:p>-0,446164457242</text:p>
          </table:table-cell>
          <table:table-cell table:formula="of:=([.B40]-[.B39])/0.04" office:value-type="float" office:value="0.0861986973000002" calcext:value-type="float">
            <text:p>0,0861986973</text:p>
          </table:table-cell>
          <table:table-cell table:formula="of:=([.C40]-[.C39])/0.04" office:value-type="float" office:value="0.861986973025" calcext:value-type="float">
            <text:p>0,861986973025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-0.124126124117" calcext:value-type="float">
            <text:p>-0,124126124117</text:p>
          </table:table-cell>
          <table:table-cell office:value-type="float" office:value="-0.411684978321" calcext:value-type="float">
            <text:p>-0,411684978321</text:p>
          </table:table-cell>
          <table:table-cell table:formula="of:=([.B41]-[.B40])/0.04" office:value-type="float" office:value="0.603390881125" calcext:value-type="float">
            <text:p>0,603390881125</text:p>
          </table:table-cell>
          <table:table-cell table:formula="of:=([.C41]-[.C40])/0.04" office:value-type="float" office:value="2.241166129875" calcext:value-type="float">
            <text:p>2,241166129875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-0.099990488872" calcext:value-type="float">
            <text:p>-0,099990488872</text:p>
          </table:table-cell>
          <table:table-cell office:value-type="float" office:value="-0.322038333126" calcext:value-type="float">
            <text:p>-0,322038333126</text:p>
          </table:table-cell>
          <table:table-cell table:formula="of:=([.B42]-[.B41])/0.04" office:value-type="float" office:value="0.6895895784275" calcext:value-type="float">
            <text:p>0,6895895784275</text:p>
          </table:table-cell>
          <table:table-cell table:formula="of:=([.C42]-[.C41])/0.04" office:value-type="float" office:value="1.810172643375" calcext:value-type="float">
            <text:p>1,81017264337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0.0724069057349" calcext:value-type="float">
            <text:p>-0,0724069057349</text:p>
          </table:table-cell>
          <table:table-cell office:value-type="float" office:value="-0.249631427391" calcext:value-type="float">
            <text:p>-0,249631427391</text:p>
          </table:table-cell>
          <table:table-cell table:formula="of:=([.B43]-[.B42])/0.04" office:value-type="float" office:value="0.344794789215" calcext:value-type="float">
            <text:p>0,344794789215</text:p>
          </table:table-cell>
          <table:table-cell table:formula="of:=([.C43]-[.C42])/0.04" office:value-type="float" office:value="1.896371340675" calcext:value-type="float">
            <text:p>1,896371340675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-0.0586151141663" calcext:value-type="float">
            <text:p>-0,0586151141663</text:p>
          </table:table-cell>
          <table:table-cell office:value-type="float" office:value="-0.173776573764" calcext:value-type="float">
            <text:p>-0,173776573764</text:p>
          </table:table-cell>
          <table:table-cell table:formula="of:=([.B44]-[.B43])/0.04" office:value-type="float" office:value="0.51719218382" calcext:value-type="float">
            <text:p>0,51719218382</text:p>
          </table:table-cell>
          <table:table-cell table:formula="of:=([.C44]-[.C43])/0.04" office:value-type="float" office:value="0.94818567035" calcext:value-type="float">
            <text:p>0,94818567035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-0.0379274268135" calcext:value-type="float">
            <text:p>-0,0379274268135</text:p>
          </table:table-cell>
          <table:table-cell office:value-type="float" office:value="-0.13584914695" calcext:value-type="float">
            <text:p>-0,13584914695</text:p>
          </table:table-cell>
          <table:table-cell table:formula="of:=([.B45]-[.B44])/0.04" office:value-type="float" office:value="0.4309934865175" calcext:value-type="float">
            <text:p>0,4309934865175</text:p>
          </table:table-cell>
          <table:table-cell table:formula="of:=([.C45]-[.C44])/0.04" office:value-type="float" office:value="1.12058306494" calcext:value-type="float">
            <text:p>1,12058306494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-0.0206876873528" calcext:value-type="float">
            <text:p>-0,0206876873528</text:p>
          </table:table-cell>
          <table:table-cell office:value-type="float" office:value="-0.0910258243524" calcext:value-type="float">
            <text:p>-0,0910258243524</text:p>
          </table:table-cell>
          <table:table-cell table:formula="of:=([.B46]-[.B45])/0.04" office:value-type="float" office:value="0.51719218382" calcext:value-type="float">
            <text:p>0,51719218382</text:p>
          </table:table-cell>
          <table:table-cell table:formula="of:=([.C46]-[.C45])/0.04" office:value-type="float" office:value="0.4309934865175" calcext:value-type="float">
            <text:p>0,4309934865175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0" calcext:value-type="float">
            <text:p>0</text:p>
          </table:table-cell>
          <table:table-cell office:value-type="float" office:value="-0.0737860848917" calcext:value-type="float">
            <text:p>-0,0737860848917</text:p>
          </table:table-cell>
          <table:table-cell table:formula="of:=([.B47]-[.B46])/0.04" office:value-type="float" office:value="0.3447947892125" calcext:value-type="float">
            <text:p>0,3447947892125</text:p>
          </table:table-cell>
          <table:table-cell table:formula="of:=([.C47]-[.C46])/0.04" office:value-type="float" office:value="0.0861986973025003" calcext:value-type="float">
            <text:p>0,086198697302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137917915685" calcext:value-type="float">
            <text:p>0,0137917915685</text:p>
          </table:table-cell>
          <table:table-cell office:value-type="float" office:value="-0.0703381369996" calcext:value-type="float">
            <text:p>-0,0703381369996</text:p>
          </table:table-cell>
          <table:table-cell table:formula="of:=([.B48]-[.B47])/0.04" office:value-type="float" office:value="0.344794789215" calcext:value-type="float">
            <text:p>0,344794789215</text:p>
          </table:table-cell>
          <table:table-cell table:formula="of:=([.C48]-[.C47])/0.04" office:value-type="float" office:value="-0.4309934865175" calcext:value-type="float">
            <text:p>-0,4309934865175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0.0275835831371" calcext:value-type="float">
            <text:p>0,0275835831371</text:p>
          </table:table-cell>
          <table:table-cell office:value-type="float" office:value="-0.0875778764603" calcext:value-type="float">
            <text:p>-0,0875778764603</text:p>
          </table:table-cell>
          <table:table-cell table:formula="of:=([.B49]-[.B48])/0.04" office:value-type="float" office:value="0.9481856703375" calcext:value-type="float">
            <text:p>0,9481856703375</text:p>
          </table:table-cell>
          <table:table-cell table:formula="of:=([.C49]-[.C48])/0.04" office:value-type="float" office:value="-1.1205830649425" calcext:value-type="float">
            <text:p>-1,1205830649425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0.0655110099506" calcext:value-type="float">
            <text:p>0,0655110099506</text:p>
          </table:table-cell>
          <table:table-cell office:value-type="float" office:value="-0.132401199058" calcext:value-type="float">
            <text:p>-0,132401199058</text:p>
          </table:table-cell>
          <table:table-cell table:formula="of:=([.B50]-[.B49])/0.04" office:value-type="float" office:value="0.25859609191" calcext:value-type="float">
            <text:p>0,25859609191</text:p>
          </table:table-cell>
          <table:table-cell table:formula="of:=([.C50]-[.C49])/0.04" office:value-type="float" office:value="-0.94818567035" calcext:value-type="float">
            <text:p>-0,94818567035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0.075854853627" calcext:value-type="float">
            <text:p>0,075854853627</text:p>
          </table:table-cell>
          <table:table-cell office:value-type="float" office:value="-0.170328625872" calcext:value-type="float">
            <text:p>-0,170328625872</text:p>
          </table:table-cell>
          <table:table-cell table:formula="of:=([.B51]-[.B50])/0.04" office:value-type="float" office:value="0.4309934865175" calcext:value-type="float">
            <text:p>0,4309934865175</text:p>
          </table:table-cell>
          <table:table-cell table:formula="of:=([.C51]-[.C50])/0.04" office:value-type="float" office:value="-1.55157655145" calcext:value-type="float">
            <text:p>-1,5515765514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0.0930945930877" calcext:value-type="float">
            <text:p>0,0930945930877</text:p>
          </table:table-cell>
          <table:table-cell office:value-type="float" office:value="-0.23239168793" calcext:value-type="float">
            <text:p>-0,23239168793</text:p>
          </table:table-cell>
          <table:table-cell table:formula="of:=([.B52]-[.B51])/0.04" office:value-type="float" office:value="0.5171921838325" calcext:value-type="float">
            <text:p>0,5171921838325</text:p>
          </table:table-cell>
          <table:table-cell table:formula="of:=([.C52]-[.C51])/0.04" office:value-type="float" office:value="-2.3273648272" calcext:value-type="float">
            <text:p>-2,3273648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3782280441" calcext:value-type="float">
            <text:p>0,113782280441</text:p>
          </table:table-cell>
          <table:table-cell office:value-type="float" office:value="-0.325486281018" calcext:value-type="float">
            <text:p>-0,325486281018</text:p>
          </table:table-cell>
          <table:table-cell table:formula="of:=([.B53]-[.B52])/0.04" office:value-type="float" office:value="0.2585960919" calcext:value-type="float">
            <text:p>0,2585960919</text:p>
          </table:table-cell>
          <table:table-cell table:formula="of:=([.C53]-[.C52])/0.04" office:value-type="float" office:value="-1.982570037975" calcext:value-type="float">
            <text:p>-1,982570037975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0.124126124117" calcext:value-type="float">
            <text:p>0,124126124117</text:p>
          </table:table-cell>
          <table:table-cell office:value-type="float" office:value="-0.404789082537" calcext:value-type="float">
            <text:p>-0,404789082537</text:p>
          </table:table-cell>
          <table:table-cell table:formula="of:=([.B54]-[.B53])/0.04" office:value-type="float" office:value="0" calcext:value-type="float">
            <text:p>0</text:p>
          </table:table-cell>
          <table:table-cell table:formula="of:=([.C54]-[.C53])/0.04" office:value-type="float" office:value="1.982570037975" calcext:value-type="float">
            <text:p>1,982570037975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0.124126124117" calcext:value-type="float">
            <text:p>0,124126124117</text:p>
          </table:table-cell>
          <table:table-cell office:value-type="float" office:value="-0.325486281018" calcext:value-type="float">
            <text:p>-0,325486281018</text:p>
          </table:table-cell>
          <table:table-cell table:formula="of:=([.B55]-[.B54])/0.04" office:value-type="float" office:value="0" calcext:value-type="float">
            <text:p>0</text:p>
          </table:table-cell>
          <table:table-cell table:formula="of:=([.C55]-[.C54])/0.04" office:value-type="float" office:value="1.982570037975" calcext:value-type="float">
            <text:p>1,982570037975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0.124126124117" calcext:value-type="float">
            <text:p>0,124126124117</text:p>
          </table:table-cell>
          <table:table-cell office:value-type="float" office:value="-0.246183479499" calcext:value-type="float">
            <text:p>-0,246183479499</text:p>
          </table:table-cell>
          <table:table-cell table:formula="of:=([.B56]-[.B55])/0.04" office:value-type="float" office:value="-0.2585960919" calcext:value-type="float">
            <text:p>-0,2585960919</text:p>
          </table:table-cell>
          <table:table-cell table:formula="of:=([.C56]-[.C55])/0.04" office:value-type="float" office:value="1.810172643375" calcext:value-type="float">
            <text:p>1,810172643375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0.113782280441" calcext:value-type="float">
            <text:p>0,113782280441</text:p>
          </table:table-cell>
          <table:table-cell office:value-type="float" office:value="-0.173776573764" calcext:value-type="float">
            <text:p>-0,173776573764</text:p>
          </table:table-cell>
          <table:table-cell table:formula="of:=([.B57]-[.B56])/0.04" office:value-type="float" office:value="0" calcext:value-type="float">
            <text:p>0</text:p>
          </table:table-cell>
          <table:table-cell table:formula="of:=([.C57]-[.C56])/0.04" office:value-type="float" office:value="0.94818567035" calcext:value-type="float">
            <text:p>0,9481856703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113782280441" calcext:value-type="float">
            <text:p>0,113782280441</text:p>
          </table:table-cell>
          <table:table-cell office:value-type="float" office:value="-0.13584914695" calcext:value-type="float">
            <text:p>-0,13584914695</text:p>
          </table:table-cell>
          <table:table-cell table:formula="of:=([.B58]-[.B57])/0.04" office:value-type="float" office:value="0" calcext:value-type="float">
            <text:p>0</text:p>
          </table:table-cell>
          <table:table-cell table:formula="of:=([.C58]-[.C57])/0.04" office:value-type="float" office:value="0.861986973025" calcext:value-type="float">
            <text:p>0,861986973025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0.113782280441" calcext:value-type="float">
            <text:p>0,113782280441</text:p>
          </table:table-cell>
          <table:table-cell office:value-type="float" office:value="-0.101369668029" calcext:value-type="float">
            <text:p>-0,101369668029</text:p>
          </table:table-cell>
          <table:table-cell table:formula="of:=([.B59]-[.B58])/0.04" office:value-type="float" office:value="-0.086198697325" calcext:value-type="float">
            <text:p>-0,086198697325</text:p>
          </table:table-cell>
          <table:table-cell table:formula="of:=([.C59]-[.C58])/0.04" office:value-type="float" office:value="0.1723973946125" calcext:value-type="float">
            <text:p>0,1723973946125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0.110334332548" calcext:value-type="float">
            <text:p>0,110334332548</text:p>
          </table:table-cell>
          <table:table-cell office:value-type="float" office:value="-0.0944737722445" calcext:value-type="float">
            <text:p>-0,0944737722445</text:p>
          </table:table-cell>
          <table:table-cell table:formula="of:=([.B60]-[.B59])/0.04" office:value-type="float" office:value="-0.2585960919" calcext:value-type="float">
            <text:p>-0,2585960919</text:p>
          </table:table-cell>
          <table:table-cell table:formula="of:=([.C60]-[.C59])/0.04" office:value-type="float" office:value="-0.4309934865125" calcext:value-type="float">
            <text:p>-0,4309934865125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0.099990488872" calcext:value-type="float">
            <text:p>0,099990488872</text:p>
          </table:table-cell>
          <table:table-cell office:value-type="float" office:value="-0.111713511705" calcext:value-type="float">
            <text:p>-0,111713511705</text:p>
          </table:table-cell>
          <table:table-cell table:formula="of:=([.B61]-[.B60])/0.04" office:value-type="float" office:value="0.1723973946" calcext:value-type="float">
            <text:p>0,1723973946</text:p>
          </table:table-cell>
          <table:table-cell table:formula="of:=([.C61]-[.C60])/0.04" office:value-type="float" office:value="-0.775788275724999" calcext:value-type="float">
            <text:p>-0,775788275724999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0.106886384656" calcext:value-type="float">
            <text:p>0,106886384656</text:p>
          </table:table-cell>
          <table:table-cell office:value-type="float" office:value="-0.142745042734" calcext:value-type="float">
            <text:p>-0,142745042734</text:p>
          </table:table-cell>
          <table:table-cell table:formula="of:=([.B62]-[.B61])/0.04" office:value-type="float" office:value="0.0861986973000002" calcext:value-type="float">
            <text:p>0,0861986973</text:p>
          </table:table-cell>
          <table:table-cell table:formula="of:=([.C62]-[.C61])/0.04" office:value-type="float" office:value="-0.68958957845" calcext:value-type="float">
            <text:p>-0,6895895784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10334332548" calcext:value-type="float">
            <text:p>0,110334332548</text:p>
          </table:table-cell>
          <table:table-cell office:value-type="float" office:value="-0.170328625872" calcext:value-type="float">
            <text:p>-0,170328625872</text:p>
          </table:table-cell>
          <table:table-cell table:formula="of:=([.B63]-[.B62])/0.04" office:value-type="float" office:value="0" calcext:value-type="float">
            <text:p>0</text:p>
          </table:table-cell>
          <table:table-cell table:formula="of:=([.C63]-[.C62])/0.04" office:value-type="float" office:value="-1.46537785415" calcext:value-type="float">
            <text:p>-1,46537785415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0.110334332548" calcext:value-type="float">
            <text:p>0,110334332548</text:p>
          </table:table-cell>
          <table:table-cell office:value-type="float" office:value="-0.228943740038" calcext:value-type="float">
            <text:p>-0,228943740038</text:p>
          </table:table-cell>
          <table:table-cell table:formula="of:=([.B64]-[.B63])/0.04" office:value-type="float" office:value="-0.1723973946" calcext:value-type="float">
            <text:p>-0,1723973946</text:p>
          </table:table-cell>
          <table:table-cell table:formula="of:=([.C64]-[.C63])/0.04" office:value-type="float" office:value="-1.63777524875" calcext:value-type="float">
            <text:p>-1,63777524875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0.103438436764" calcext:value-type="float">
            <text:p>0,103438436764</text:p>
          </table:table-cell>
          <table:table-cell office:value-type="float" office:value="-0.294454749988" calcext:value-type="float">
            <text:p>-0,294454749988</text:p>
          </table:table-cell>
          <table:table-cell table:formula="of:=([.B65]-[.B64])/0.04" office:value-type="float" office:value="0.1723973946" calcext:value-type="float">
            <text:p>0,1723973946</text:p>
          </table:table-cell>
          <table:table-cell table:formula="of:=([.C65]-[.C64])/0.04" office:value-type="float" office:value="-1.896371340675" calcext:value-type="float">
            <text:p>-1,896371340675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0.110334332548" calcext:value-type="float">
            <text:p>0,110334332548</text:p>
          </table:table-cell>
          <table:table-cell office:value-type="float" office:value="-0.370309603615" calcext:value-type="float">
            <text:p>-0,370309603615</text:p>
          </table:table-cell>
          <table:table-cell table:formula="of:=([.B66]-[.B65])/0.04" office:value-type="float" office:value="0.258596091925" calcext:value-type="float">
            <text:p>0,258596091925</text:p>
          </table:table-cell>
          <table:table-cell table:formula="of:=([.C66]-[.C65])/0.04" office:value-type="float" office:value="0.4309934865" calcext:value-type="float">
            <text:p>0,4309934865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0.120678176225" calcext:value-type="float">
            <text:p>0,120678176225</text:p>
          </table:table-cell>
          <table:table-cell office:value-type="float" office:value="-0.353069864155" calcext:value-type="float">
            <text:p>-0,353069864155</text:p>
          </table:table-cell>
          <table:table-cell table:formula="of:=([.B67]-[.B66])/0.04" office:value-type="float" office:value="0.0861986972999999" calcext:value-type="float">
            <text:p>0,0861986973</text:p>
          </table:table-cell>
          <table:table-cell table:formula="of:=([.C67]-[.C66])/0.04" office:value-type="float" office:value="2.1549674326" calcext:value-type="float">
            <text:p>2,154967432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124126124117" calcext:value-type="float">
            <text:p>0,124126124117</text:p>
          </table:table-cell>
          <table:table-cell office:value-type="float" office:value="-0.266871166851" calcext:value-type="float">
            <text:p>-0,266871166851</text:p>
          </table:table-cell>
          <table:table-cell table:formula="of:=([.B68]-[.B67])/0.04" office:value-type="float" office:value="0.603390881125" calcext:value-type="float">
            <text:p>0,603390881125</text:p>
          </table:table-cell>
          <table:table-cell table:formula="of:=([.C68]-[.C67])/0.04" office:value-type="float" office:value="2.413563524475" calcext:value-type="float">
            <text:p>2,413563524475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0.148261759362" calcext:value-type="float">
            <text:p>0,148261759362</text:p>
          </table:table-cell>
          <table:table-cell office:value-type="float" office:value="-0.170328625872" calcext:value-type="float">
            <text:p>-0,170328625872</text:p>
          </table:table-cell>
          <table:table-cell table:formula="of:=([.B69]-[.B68])/0.04" office:value-type="float" office:value="0.1723973946" calcext:value-type="float">
            <text:p>0,1723973946</text:p>
          </table:table-cell>
          <table:table-cell table:formula="of:=([.C69]-[.C68])/0.04" office:value-type="float" office:value="1.551576551475" calcext:value-type="float">
            <text:p>1,551576551475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0.155157655146" calcext:value-type="float">
            <text:p>0,155157655146</text:p>
          </table:table-cell>
          <table:table-cell office:value-type="float" office:value="-0.108265563813" calcext:value-type="float">
            <text:p>-0,108265563813</text:p>
          </table:table-cell>
          <table:table-cell table:formula="of:=([.B70]-[.B69])/0.04" office:value-type="float" office:value="0.86198697305" calcext:value-type="float">
            <text:p>0,86198697305</text:p>
          </table:table-cell>
          <table:table-cell table:formula="of:=([.C70]-[.C69])/0.04" office:value-type="float" office:value="1.206781762245" calcext:value-type="float">
            <text:p>1,206781762245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0.189637134068" calcext:value-type="float">
            <text:p>0,189637134068</text:p>
          </table:table-cell>
          <table:table-cell office:value-type="float" office:value="-0.0599942933232" calcext:value-type="float">
            <text:p>-0,0599942933232</text:p>
          </table:table-cell>
          <table:table-cell table:formula="of:=([.B71]-[.B70])/0.04" office:value-type="float" office:value="0.344794789199999" calcext:value-type="float">
            <text:p>0,344794789199999</text:p>
          </table:table-cell>
          <table:table-cell table:formula="of:=([.C71]-[.C70])/0.04" office:value-type="float" office:value="0.4309934865175" calcext:value-type="float">
            <text:p>0,4309934865175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0.203428925636" calcext:value-type="float">
            <text:p>0,203428925636</text:p>
          </table:table-cell>
          <table:table-cell office:value-type="float" office:value="-0.0427545538625" calcext:value-type="float">
            <text:p>-0,0427545538625</text:p>
          </table:table-cell>
          <table:table-cell table:formula="of:=([.B72]-[.B71])/0.04" office:value-type="float" office:value="0.2585960919" calcext:value-type="float">
            <text:p>0,2585960919</text:p>
          </table:table-cell>
          <table:table-cell table:formula="of:=([.C72]-[.C71])/0.04" office:value-type="float" office:value="0.6895895784275" calcext:value-type="float">
            <text:p>0,689589578427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213772769312" calcext:value-type="float">
            <text:p>0,213772769312</text:p>
          </table:table-cell>
          <table:table-cell office:value-type="float" office:value="-0.0151709707254" calcext:value-type="float">
            <text:p>-0,0151709707254</text:p>
          </table:table-cell>
          <table:table-cell table:formula="of:=([.B73]-[.B72])/0.04" office:value-type="float" office:value="0.517192183825" calcext:value-type="float">
            <text:p>0,517192183825</text:p>
          </table:table-cell>
          <table:table-cell table:formula="of:=([.C73]-[.C72])/0.04" office:value-type="float" office:value="0.0861986973025" calcext:value-type="float">
            <text:p>0,0861986973025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0.234460456665" calcext:value-type="float">
            <text:p>0,234460456665</text:p>
          </table:table-cell>
          <table:table-cell office:value-type="float" office:value="-0.0117230228333" calcext:value-type="float">
            <text:p>-0,0117230228333</text:p>
          </table:table-cell>
          <table:table-cell table:formula="of:=([.B74]-[.B73])/0.04" office:value-type="float" office:value="0.517192183825001" calcext:value-type="float">
            <text:p>0,517192183825001</text:p>
          </table:table-cell>
          <table:table-cell table:formula="of:=([.C74]-[.C73])/0.04" office:value-type="float" office:value="-0.6033908811225" calcext:value-type="float">
            <text:p>-0,6033908811225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0.255148144018" calcext:value-type="float">
            <text:p>0,255148144018</text:p>
          </table:table-cell>
          <table:table-cell office:value-type="float" office:value="-0.0358586580782" calcext:value-type="float">
            <text:p>-0,0358586580782</text:p>
          </table:table-cell>
          <table:table-cell table:formula="of:=([.B75]-[.B74])/0.04" office:value-type="float" office:value="0.344794789224999" calcext:value-type="float">
            <text:p>0,344794789224999</text:p>
          </table:table-cell>
          <table:table-cell table:formula="of:=([.C75]-[.C74])/0.04" office:value-type="float" office:value="-0.77578827573" calcext:value-type="float">
            <text:p>-0,77578827573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0.268939935587" calcext:value-type="float">
            <text:p>0,268939935587</text:p>
          </table:table-cell>
          <table:table-cell office:value-type="float" office:value="-0.0668901891074" calcext:value-type="float">
            <text:p>-0,0668901891074</text:p>
          </table:table-cell>
          <table:table-cell table:formula="of:=([.B76]-[.B75])/0.04" office:value-type="float" office:value="0.4309934865" calcext:value-type="float">
            <text:p>0,4309934865</text:p>
          </table:table-cell>
          <table:table-cell table:formula="of:=([.C76]-[.C75])/0.04" office:value-type="float" office:value="-0.94818567034" calcext:value-type="float">
            <text:p>-0,94818567034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0.286179675047" calcext:value-type="float">
            <text:p>0,286179675047</text:p>
          </table:table-cell>
          <table:table-cell office:value-type="float" office:value="-0.104817615921" calcext:value-type="float">
            <text:p>-0,104817615921</text:p>
          </table:table-cell>
          <table:table-cell table:formula="of:=([.B77]-[.B76])/0.04" office:value-type="float" office:value="0.517192183825001" calcext:value-type="float">
            <text:p>0,517192183825001</text:p>
          </table:table-cell>
          <table:table-cell table:formula="of:=([.C77]-[.C76])/0.04" office:value-type="float" office:value="-1.46537785415" calcext:value-type="float">
            <text:p>-1,46537785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68673624" calcext:value-type="float">
            <text:p>0,3068673624</text:p>
          </table:table-cell>
          <table:table-cell office:value-type="float" office:value="-0.163432730087" calcext:value-type="float">
            <text:p>-0,163432730087</text:p>
          </table:table-cell>
          <table:table-cell table:formula="of:=([.B78]-[.B77])/0.04" office:value-type="float" office:value="0.430993486525" calcext:value-type="float">
            <text:p>0,430993486525</text:p>
          </table:table-cell>
          <table:table-cell table:formula="of:=([.C78]-[.C77])/0.04" office:value-type="float" office:value="-1.982570037975" calcext:value-type="float">
            <text:p>-1,982570037975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0.324107101861" calcext:value-type="float">
            <text:p>0,324107101861</text:p>
          </table:table-cell>
          <table:table-cell office:value-type="float" office:value="-0.242735531606" calcext:value-type="float">
            <text:p>-0,242735531606</text:p>
          </table:table-cell>
          <table:table-cell table:formula="of:=([.B79]-[.B78])/0.04" office:value-type="float" office:value="-0.344794789225" calcext:value-type="float">
            <text:p>-0,344794789225</text:p>
          </table:table-cell>
          <table:table-cell table:formula="of:=([.C79]-[.C78])/0.04" office:value-type="float" office:value="1.55157655145" calcext:value-type="float">
            <text:p>1,55157655145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0.310315310292" calcext:value-type="float">
            <text:p>0,310315310292</text:p>
          </table:table-cell>
          <table:table-cell office:value-type="float" office:value="-0.180672469548" calcext:value-type="float">
            <text:p>-0,180672469548</text:p>
          </table:table-cell>
          <table:table-cell table:formula="of:=([.B80]-[.B79])/0.04" office:value-type="float" office:value="-0.517192183824999" calcext:value-type="float">
            <text:p>-0,517192183824999</text:p>
          </table:table-cell>
          <table:table-cell table:formula="of:=([.C80]-[.C79])/0.04" office:value-type="float" office:value="1.982570037975" calcext:value-type="float">
            <text:p>1,982570037975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0.289627622939" calcext:value-type="float">
            <text:p>0,289627622939</text:p>
          </table:table-cell>
          <table:table-cell office:value-type="float" office:value="-0.101369668029" calcext:value-type="float">
            <text:p>-0,101369668029</text:p>
          </table:table-cell>
          <table:table-cell table:formula="of:=([.B81]-[.B80])/0.04" office:value-type="float" office:value="0.086198697324999" calcext:value-type="float">
            <text:p>0,086198697324999</text:p>
          </table:table-cell>
          <table:table-cell table:formula="of:=([.C81]-[.C80])/0.04" office:value-type="float" office:value="2.32736482719675" calcext:value-type="float">
            <text:p>2,32736482719675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0.293075570832" calcext:value-type="float">
            <text:p>0,293075570832</text:p>
          </table:table-cell>
          <table:table-cell office:value-type="float" office:value="-0.00827507494113" calcext:value-type="float">
            <text:p>-0,00827507494113</text:p>
          </table:table-cell>
          <table:table-cell table:formula="of:=([.B82]-[.B81])/0.04" office:value-type="float" office:value="-0.258596091924999" calcext:value-type="float">
            <text:p>-0,258596091924999</text:p>
          </table:table-cell>
          <table:table-cell table:formula="of:=([.C82]-[.C81])/0.04" office:value-type="float" office:value="1.81017264337075" calcext:value-type="float">
            <text:p>1,81017264337075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282731727155" calcext:value-type="float">
            <text:p>0,282731727155</text:p>
          </table:table-cell>
          <table:table-cell office:value-type="float" office:value="0.0641318307937" calcext:value-type="float">
            <text:p>0,0641318307937</text:p>
          </table:table-cell>
          <table:table-cell table:formula="of:=([.B83]-[.B82])/0.04" office:value-type="float" office:value="-0.2585960919" calcext:value-type="float">
            <text:p>-0,2585960919</text:p>
          </table:table-cell>
          <table:table-cell table:formula="of:=([.C83]-[.C82])/0.04" office:value-type="float" office:value="1.2067817622575" calcext:value-type="float">
            <text:p>1,2067817622575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0.272387883479" calcext:value-type="float">
            <text:p>0,272387883479</text:p>
          </table:table-cell>
          <table:table-cell office:value-type="float" office:value="0.112403101284" calcext:value-type="float">
            <text:p>0,112403101284</text:p>
          </table:table-cell>
          <table:table-cell table:formula="of:=([.B84]-[.B83])/0.04" office:value-type="float" office:value="-0.1723973946" calcext:value-type="float">
            <text:p>-0,1723973946</text:p>
          </table:table-cell>
          <table:table-cell table:formula="of:=([.C84]-[.C83])/0.04" office:value-type="float" office:value="1.034384367625" calcext:value-type="float">
            <text:p>1,034384367625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0.265491987695" calcext:value-type="float">
            <text:p>0,265491987695</text:p>
          </table:table-cell>
          <table:table-cell office:value-type="float" office:value="0.153778475989" calcext:value-type="float">
            <text:p>0,153778475989</text:p>
          </table:table-cell>
          <table:table-cell table:formula="of:=([.B85]-[.B84])/0.04" office:value-type="float" office:value="-0.258596091924999" calcext:value-type="float">
            <text:p>-0,258596091924999</text:p>
          </table:table-cell>
          <table:table-cell table:formula="of:=([.C85]-[.C84])/0.04" office:value-type="float" office:value="0.0861986973000002" calcext:value-type="float">
            <text:p>0,0861986973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0.255148144018" calcext:value-type="float">
            <text:p>0,255148144018</text:p>
          </table:table-cell>
          <table:table-cell office:value-type="float" office:value="0.157226423881" calcext:value-type="float">
            <text:p>0,157226423881</text:p>
          </table:table-cell>
          <table:table-cell table:formula="of:=([.B86]-[.B85])/0.04" office:value-type="float" office:value="-0.0861986973000009" calcext:value-type="float">
            <text:p>-0,086198697300001</text:p>
          </table:table-cell>
          <table:table-cell table:formula="of:=([.C86]-[.C85])/0.04" office:value-type="float" office:value="0.0861986973249997" calcext:value-type="float">
            <text:p>0,086198697325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0.251700196126" calcext:value-type="float">
            <text:p>0,251700196126</text:p>
          </table:table-cell>
          <table:table-cell office:value-type="float" office:value="0.160674371774" calcext:value-type="float">
            <text:p>0,160674371774</text:p>
          </table:table-cell>
          <table:table-cell table:formula="of:=([.B87]-[.B86])/0.04" office:value-type="float" office:value="-0.430993486525" calcext:value-type="float">
            <text:p>-0,430993486525</text:p>
          </table:table-cell>
          <table:table-cell table:formula="of:=([.C87]-[.C86])/0.04" office:value-type="float" office:value="-0.344794789225" calcext:value-type="float">
            <text:p>-0,344794789225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234460456665" calcext:value-type="float">
            <text:p>0,234460456665</text:p>
          </table:table-cell>
          <table:table-cell office:value-type="float" office:value="0.146882580205" calcext:value-type="float">
            <text:p>0,146882580205</text:p>
          </table:table-cell>
          <table:table-cell table:formula="of:=([.B88]-[.B87])/0.04" office:value-type="float" office:value="-0.1723973946" calcext:value-type="float">
            <text:p>-0,1723973946</text:p>
          </table:table-cell>
          <table:table-cell table:formula="of:=([.C88]-[.C87])/0.04" office:value-type="float" office:value="-0.775788275725" calcext:value-type="float">
            <text:p>-0,775788275725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0.227564560881" calcext:value-type="float">
            <text:p>0,227564560881</text:p>
          </table:table-cell>
          <table:table-cell office:value-type="float" office:value="0.115851049176" calcext:value-type="float">
            <text:p>0,115851049176</text:p>
          </table:table-cell>
          <table:table-cell table:formula="of:=([.B89]-[.B88])/0.04" office:value-type="float" office:value="-0.1723973946" calcext:value-type="float">
            <text:p>-0,1723973946</text:p>
          </table:table-cell>
          <table:table-cell table:formula="of:=([.C89]-[.C88])/0.04" office:value-type="float" office:value="-1.0343843676475" calcext:value-type="float">
            <text:p>-1,0343843676475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0.220668665097" calcext:value-type="float">
            <text:p>0,220668665097</text:p>
          </table:table-cell>
          <table:table-cell office:value-type="float" office:value="0.0744756744701" calcext:value-type="float">
            <text:p>0,0744756744701</text:p>
          </table:table-cell>
          <table:table-cell table:formula="of:=([.B90]-[.B89])/0.04" office:value-type="float" office:value="0" calcext:value-type="float">
            <text:p>0</text:p>
          </table:table-cell>
          <table:table-cell table:formula="of:=([.C90]-[.C89])/0.04" office:value-type="float" office:value="-1.4653778541575" calcext:value-type="float">
            <text:p>-1,4653778541575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0.220668665097" calcext:value-type="float">
            <text:p>0,220668665097</text:p>
          </table:table-cell>
          <table:table-cell office:value-type="float" office:value="0.0158605603038" calcext:value-type="float">
            <text:p>0,0158605603038</text:p>
          </table:table-cell>
          <table:table-cell table:formula="of:=([.B91]-[.B90])/0.04" office:value-type="float" office:value="-0.0861986973000002" calcext:value-type="float">
            <text:p>-0,0861986973</text:p>
          </table:table-cell>
          <table:table-cell table:formula="of:=([.C91]-[.C90])/0.04" office:value-type="float" office:value="-2.154967432585" calcext:value-type="float">
            <text:p>-2,154967432585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0.217220717205" calcext:value-type="float">
            <text:p>0,217220717205</text:p>
          </table:table-cell>
          <table:table-cell office:value-type="float" office:value="-0.0703381369996" calcext:value-type="float">
            <text:p>-0,0703381369996</text:p>
          </table:table-cell>
          <table:table-cell table:formula="of:=([.B92]-[.B91])/0.04" office:value-type="float" office:value="-0.0861986973250004" calcext:value-type="float">
            <text:p>-0,086198697325</text:p>
          </table:table-cell>
          <table:table-cell table:formula="of:=([.C92]-[.C91])/0.04" office:value-type="float" office:value="-2.327364827185" calcext:value-type="float">
            <text:p>-2,327364827185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213772769312" calcext:value-type="float">
            <text:p>0,213772769312</text:p>
          </table:table-cell>
          <table:table-cell office:value-type="float" office:value="-0.163432730087" calcext:value-type="float">
            <text:p>-0,163432730087</text:p>
          </table:table-cell>
          <table:table-cell table:formula="of:=([.B93]-[.B92])/0.04" office:value-type="float" office:value="-0.1723973946" calcext:value-type="float">
            <text:p>-0,1723973946</text:p>
          </table:table-cell>
          <table:table-cell table:formula="of:=([.C93]-[.C92])/0.04" office:value-type="float" office:value="0.948185670325" calcext:value-type="float">
            <text:p>0,948185670325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0.206876873528" calcext:value-type="float">
            <text:p>0,206876873528</text:p>
          </table:table-cell>
          <table:table-cell office:value-type="float" office:value="-0.125505303274" calcext:value-type="float">
            <text:p>-0,125505303274</text:p>
          </table:table-cell>
          <table:table-cell table:formula="of:=([.B94]-[.B93])/0.04" office:value-type="float" office:value="0.0861986972999995" calcext:value-type="float">
            <text:p>0,0861986973</text:p>
          </table:table-cell>
          <table:table-cell table:formula="of:=([.C94]-[.C93])/0.04" office:value-type="float" office:value="2.499762221805" calcext:value-type="float">
            <text:p>2,499762221805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0.21032482142" calcext:value-type="float">
            <text:p>0,21032482142</text:p>
          </table:table-cell>
          <table:table-cell office:value-type="float" office:value="-0.0255148144018" calcext:value-type="float">
            <text:p>-0,0255148144018</text:p>
          </table:table-cell>
          <table:table-cell table:formula="of:=([.B95]-[.B94])/0.04" office:value-type="float" office:value="-0.4309934865" calcext:value-type="float">
            <text:p>-0,4309934865</text:p>
          </table:table-cell>
          <table:table-cell table:formula="of:=([.C95]-[.C94])/0.04" office:value-type="float" office:value="2.2411661298875" calcext:value-type="float">
            <text:p>2,2411661298875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0.19308508196" calcext:value-type="float">
            <text:p>0,19308508196</text:p>
          </table:table-cell>
          <table:table-cell office:value-type="float" office:value="0.0641318307937" calcext:value-type="float">
            <text:p>0,0641318307937</text:p>
          </table:table-cell>
          <table:table-cell table:formula="of:=([.B96]-[.B95])/0.04" office:value-type="float" office:value="-0.603390881124999" calcext:value-type="float">
            <text:p>-0,603390881124999</text:p>
          </table:table-cell>
          <table:table-cell table:formula="of:=([.C96]-[.C95])/0.04" office:value-type="float" office:value="1.8963713406825" calcext:value-type="float">
            <text:p>1,8963713406825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0.168949446715" calcext:value-type="float">
            <text:p>0,168949446715</text:p>
          </table:table-cell>
          <table:table-cell office:value-type="float" office:value="0.139986684421" calcext:value-type="float">
            <text:p>0,139986684421</text:p>
          </table:table-cell>
          <table:table-cell table:formula="of:=([.B97]-[.B96])/0.04" office:value-type="float" office:value="-0.172397394625001" calcext:value-type="float">
            <text:p>-0,172397394625001</text:p>
          </table:table-cell>
          <table:table-cell table:formula="of:=([.C97]-[.C96])/0.04" office:value-type="float" office:value="1.37917915685" calcext:value-type="float">
            <text:p>1,3791791568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16205355093" calcext:value-type="float">
            <text:p>0,16205355093</text:p>
          </table:table-cell>
          <table:table-cell office:value-type="float" office:value="0.195153850695" calcext:value-type="float">
            <text:p>0,195153850695</text:p>
          </table:table-cell>
          <table:table-cell table:formula="of:=([.B98]-[.B97])/0.04" office:value-type="float" office:value="-0.2585960919" calcext:value-type="float">
            <text:p>-0,2585960919</text:p>
          </table:table-cell>
          <table:table-cell table:formula="of:=([.C98]-[.C97])/0.04" office:value-type="float" office:value="1.37917915685" calcext:value-type="float">
            <text:p>1,37917915685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0.151709707254" calcext:value-type="float">
            <text:p>0,151709707254</text:p>
          </table:table-cell>
          <table:table-cell office:value-type="float" office:value="0.250321016969" calcext:value-type="float">
            <text:p>0,250321016969</text:p>
          </table:table-cell>
          <table:table-cell table:formula="of:=([.B99]-[.B98])/0.04" office:value-type="float" office:value="-0.344794789225" calcext:value-type="float">
            <text:p>-0,344794789225</text:p>
          </table:table-cell>
          <table:table-cell table:formula="of:=([.C99]-[.C98])/0.04" office:value-type="float" office:value="0.861986973025" calcext:value-type="float">
            <text:p>0,861986973025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0.137917915685" calcext:value-type="float">
            <text:p>0,137917915685</text:p>
          </table:table-cell>
          <table:table-cell office:value-type="float" office:value="0.28480049589" calcext:value-type="float">
            <text:p>0,28480049589</text:p>
          </table:table-cell>
          <table:table-cell table:formula="of:=([.B100]-[.B99])/0.04" office:value-type="float" office:value="-0.1723973946" calcext:value-type="float">
            <text:p>-0,1723973946</text:p>
          </table:table-cell>
          <table:table-cell table:formula="of:=([.C100]-[.C99])/0.0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0.131022019901" calcext:value-type="float">
            <text:p>0,131022019901</text:p>
          </table:table-cell>
          <table:table-cell office:value-type="float" office:value="0.28480049589" calcext:value-type="float">
            <text:p>0,28480049589</text:p>
          </table:table-cell>
          <table:table-cell table:formula="of:=([.B101]-[.B100])/0.04" office:value-type="float" office:value="-0.1723973946" calcext:value-type="float">
            <text:p>-0,1723973946</text:p>
          </table:table-cell>
          <table:table-cell table:formula="of:=([.C101]-[.C100])/0.04" office:value-type="float" office:value="-0.2585960919" calcext:value-type="float">
            <text:p>-0,2585960919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0.124126124117" calcext:value-type="float">
            <text:p>0,124126124117</text:p>
          </table:table-cell>
          <table:table-cell office:value-type="float" office:value="0.274456652214" calcext:value-type="float">
            <text:p>0,274456652214</text:p>
          </table:table-cell>
          <table:table-cell table:formula="of:=([.B102]-[.B101])/0.04" office:value-type="float" office:value="-0.517192183825" calcext:value-type="float">
            <text:p>-0,517192183825</text:p>
          </table:table-cell>
          <table:table-cell table:formula="of:=([.C102]-[.C101])/0.04" office:value-type="float" office:value="-0.775788275725001" calcext:value-type="float">
            <text:p>-0,775788275725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3438436764" calcext:value-type="float">
            <text:p>0,103438436764</text:p>
          </table:table-cell>
          <table:table-cell office:value-type="float" office:value="0.243425121185" calcext:value-type="float">
            <text:p>0,243425121185</text:p>
          </table:table-cell>
          <table:table-cell table:formula="of:=([.B103]-[.B102])/0.04" office:value-type="float" office:value="0.1723973946" calcext:value-type="float">
            <text:p>0,1723973946</text:p>
          </table:table-cell>
          <table:table-cell table:formula="of:=([.C103]-[.C102])/0.04" office:value-type="float" office:value="-1.29298045955" calcext:value-type="float">
            <text:p>-1,29298045955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0.110334332548" calcext:value-type="float">
            <text:p>0,110334332548</text:p>
          </table:table-cell>
          <table:table-cell office:value-type="float" office:value="0.191705902803" calcext:value-type="float">
            <text:p>0,191705902803</text:p>
          </table:table-cell>
          <table:table-cell table:formula="of:=([.B104]-[.B103])/0.04" office:value-type="float" office:value="-0.0861986973000002" calcext:value-type="float">
            <text:p>-0,0861986973</text:p>
          </table:table-cell>
          <table:table-cell table:formula="of:=([.C104]-[.C103])/0.04" office:value-type="float" office:value="-0.775788275725" calcext:value-type="float">
            <text:p>-0,775788275725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office:value-type="float" office:value="0.106886384656" calcext:value-type="float">
            <text:p>0,106886384656</text:p>
          </table:table-cell>
          <table:table-cell office:value-type="float" office:value="0.160674371774" calcext:value-type="float">
            <text:p>0,160674371774</text:p>
          </table:table-cell>
          <table:table-cell table:formula="of:=([.B105]-[.B104])/0.04" office:value-type="float" office:value="-0.258596091905" calcext:value-type="float">
            <text:p>-0,258596091905</text:p>
          </table:table-cell>
          <table:table-cell table:formula="of:=([.C105]-[.C104])/0.04" office:value-type="float" office:value="-1.12058306495" calcext:value-type="float">
            <text:p>-1,12058306495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0.0965425409798" calcext:value-type="float">
            <text:p>0,0965425409798</text:p>
          </table:table-cell>
          <table:table-cell office:value-type="float" office:value="0.115851049176" calcext:value-type="float">
            <text:p>0,115851049176</text:p>
          </table:table-cell>
          <table:table-cell table:formula="of:=([.B106]-[.B105])/0.04" office:value-type="float" office:value="-0.0861986973025" calcext:value-type="float">
            <text:p>-0,0861986973025</text:p>
          </table:table-cell>
          <table:table-cell table:formula="of:=([.C106]-[.C105])/0.04" office:value-type="float" office:value="1.982570037975" calcext:value-type="float">
            <text:p>1,982570037975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0.0930945930877" calcext:value-type="float">
            <text:p>0,0930945930877</text:p>
          </table:table-cell>
          <table:table-cell office:value-type="float" office:value="0.195153850695" calcext:value-type="float">
            <text:p>0,195153850695</text:p>
          </table:table-cell>
          <table:table-cell table:formula="of:=([.B107]-[.B106])/0.04" office:value-type="float" office:value="-0.25859609191" calcext:value-type="float">
            <text:p>-0,25859609191</text:p>
          </table:table-cell>
          <table:table-cell table:formula="of:=([.C107]-[.C106])/0.04" office:value-type="float" office:value="1.03438436765" calcext:value-type="float">
            <text:p>1,03438436765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0827507494113" calcext:value-type="float">
            <text:p>0,0827507494113</text:p>
          </table:table-cell>
          <table:table-cell office:value-type="float" office:value="0.236529225401" calcext:value-type="float">
            <text:p>0,236529225401</text:p>
          </table:table-cell>
          <table:table-cell table:formula="of:=([.B108]-[.B107])/0.04" office:value-type="float" office:value="-0.25859609191" calcext:value-type="float">
            <text:p>-0,25859609191</text:p>
          </table:table-cell>
          <table:table-cell table:formula="of:=([.C108]-[.C107])/0.04" office:value-type="float" office:value="1.034384367625" calcext:value-type="float">
            <text:p>1,034384367625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0.0724069057349" calcext:value-type="float">
            <text:p>0,0724069057349</text:p>
          </table:table-cell>
          <table:table-cell office:value-type="float" office:value="0.277904600106" calcext:value-type="float">
            <text:p>0,277904600106</text:p>
          </table:table-cell>
          <table:table-cell table:formula="of:=([.B109]-[.B108])/0.04" office:value-type="float" office:value="-0.25859609191" calcext:value-type="float">
            <text:p>-0,25859609191</text:p>
          </table:table-cell>
          <table:table-cell table:formula="of:=([.C109]-[.C108])/0.04" office:value-type="float" office:value="0.430993486525" calcext:value-type="float">
            <text:p>0,430993486525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0.0620630620585" calcext:value-type="float">
            <text:p>0,0620630620585</text:p>
          </table:table-cell>
          <table:table-cell office:value-type="float" office:value="0.295144339567" calcext:value-type="float">
            <text:p>0,295144339567</text:p>
          </table:table-cell>
          <table:table-cell table:formula="of:=([.B110]-[.B109])/0.04" office:value-type="float" office:value="0" calcext:value-type="float">
            <text:p>0</text:p>
          </table:table-cell>
          <table:table-cell table:formula="of:=([.C110]-[.C109])/0.0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0.0620630620585" calcext:value-type="float">
            <text:p>0,0620630620585</text:p>
          </table:table-cell>
          <table:table-cell office:value-type="float" office:value="0.295144339567" calcext:value-type="float">
            <text:p>0,295144339567</text:p>
          </table:table-cell>
          <table:table-cell table:formula="of:=([.B111]-[.B110])/0.04" office:value-type="float" office:value="-0.1723973946075" calcext:value-type="float">
            <text:p>-0,1723973946075</text:p>
          </table:table-cell>
          <table:table-cell table:formula="of:=([.C111]-[.C110])/0.04" office:value-type="float" office:value="-0.0861986972999995" calcext:value-type="float">
            <text:p>-0,0861986973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0.0551671662742" calcext:value-type="float">
            <text:p>0,0551671662742</text:p>
          </table:table-cell>
          <table:table-cell office:value-type="float" office:value="0.291696391675" calcext:value-type="float">
            <text:p>0,291696391675</text:p>
          </table:table-cell>
          <table:table-cell table:formula="of:=([.B112]-[.B111])/0.04" office:value-type="float" office:value="-0.25859609191" calcext:value-type="float">
            <text:p>-0,25859609191</text:p>
          </table:table-cell>
          <table:table-cell table:formula="of:=([.C112]-[.C111])/0.04" office:value-type="float" office:value="-1.20678176225" calcext:value-type="float">
            <text:p>-1,20678176225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0448233225978" calcext:value-type="float">
            <text:p>0,0448233225978</text:p>
          </table:table-cell>
          <table:table-cell office:value-type="float" office:value="0.243425121185" calcext:value-type="float">
            <text:p>0,243425121185</text:p>
          </table:table-cell>
          <table:table-cell table:formula="of:=([.B113]-[.B112])/0.04" office:value-type="float" office:value="0" calcext:value-type="float">
            <text:p>0</text:p>
          </table:table-cell>
          <table:table-cell table:formula="of:=([.C113]-[.C112])/0.04" office:value-type="float" office:value="-1.03438436765" calcext:value-type="float">
            <text:p>-1,03438436765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0.0448233225978" calcext:value-type="float">
            <text:p>0,0448233225978</text:p>
          </table:table-cell>
          <table:table-cell office:value-type="float" office:value="0.202049746479" calcext:value-type="float">
            <text:p>0,2020497464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3:50:27.176968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11-12T16:26:27.974220750</dc:date>
    <meta:editing-duration>PT50M37S</meta:editing-duration>
    <meta:editing-cycles>3</meta:editing-cycles>
    <meta:document-statistic meta:table-count="1" meta:cell-count="5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32cm" svg:height="5.459cm" xlink:href=".." xlink:type="simple" chart:class="chart:scatter" chart:style-name="ch1">
        <chart:title svg:x="2.121cm" svg:y="0.245cm" chart:style-name="ch2">
          <text:p>Y en fonction du temps</text:p>
        </chart:title>
        <chart:plot-area chart:style-name="ch3" table:cell-range-address="'Pymecavideo 2017-11-12 13h32m29s'.A2:'Pymecavideo 2017-11-12 13h32m29s'.A113 'Pymecavideo 2017-11-12 13h32m29s'.C1:'Pymecavideo 2017-11-12 13h32m29s'.C113" chart:data-source-has-labels="row" svg:x="1.189cm" svg:y="1.133cm" svg:width="7.565cm" svg:height="3.236cm">
          <chartooo:coordinate-region svg:x="2.022cm" svg:y="1.26cm" svg:width="6.638cm" svg:height="2.838cm"/>
          <chart:axis chart:dimension="x" chart:name="primary-x" chart:style-name="ch4">
            <chart:title svg:x="4.689cm" svg:y="4.478cm" chart:style-name="ch5">
              <text:p>t(s)</text:p>
            </chart:title>
          </chart:axis>
          <chart:axis chart:dimension="y" chart:name="primary-y" chart:style-name="ch4">
            <chart:title svg:x="0.451cm" svg:y="3.126cm" chart:style-name="ch6">
              <text:p>y(m)</text:p>
            </chart:title>
            <chart:grid chart:style-name="ch7" chart:class="major"/>
          </chart:axis>
          <chart:series chart:style-name="ch8" chart:values-cell-range-address="'Pymecavideo 2017-11-12 13h32m29s'.C2:'Pymecavideo 2017-11-12 13h32m29s'.C113" chart:label-cell-address="'Pymecavideo 2017-11-12 13h32m29s'.C1:'Pymecavideo 2017-11-12 13h32m29s'.C1" chart:class="chart:scatter">
            <chart:domain table:cell-range-address="'Pymecavideo 2017-11-12 13h32m29s'.A2:'Pymecavideo 2017-11-12 13h32m29s'.A113"/>
            <chart:data-point chart:repeated="1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Y1 (m)</text:p>
                <draw:g>
                  <svg:desc>'Pymecavideo 2017-11-12 13h32m29s'.C1:'Pymecavideo 2017-11-12 13h32m29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ymecavideo 2017-11-12 13h32m29s'.A2:'Pymecavideo 2017-11-12 13h32m29s'.A113</svg:desc>
                </draw:g>
              </table:table-cell>
              <table:table-cell office:value-type="float" office:value="-0.525467258762">
                <text:p>-0.525467258762</text:p>
                <draw:g>
                  <svg:desc>'Pymecavideo 2017-11-12 13h32m29s'.C2:'Pymecavideo 2017-11-12 13h32m29s'.C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-0.439268561458">
                <text:p>-0.43926856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-0.353069864155">
                <text:p>-0.353069864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0.291006802096">
                <text:p>-0.291006802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-0.249631427391">
                <text:p>-0.249631427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0.215151948469">
                <text:p>-0.215151948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204808104793">
                <text:p>-0.204808104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208256052685">
                <text:p>-0.208256052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0.225495792146">
                <text:p>-0.225495792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266871166851">
                <text:p>-0.266871166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0.304798593665">
                <text:p>-0.304798593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0.39444523886">
                <text:p>-0.39444523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0.47374804038">
                <text:p>-0.47374804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-0.559946737683">
                <text:p>-0.559946737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-0.53925905033">
                <text:p>-0.53925905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-0.446164457242">
                <text:p>-0.446164457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-0.370309603615">
                <text:p>-0.370309603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-0.291006802096">
                <text:p>-0.291006802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-0.239287583714">
                <text:p>-0.239287583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-0.204808104793">
                <text:p>-0.204808104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-0.18412041744">
                <text:p>-0.18412041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-0.201360156901">
                <text:p>-0.201360156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-0.211704000577">
                <text:p>-0.211704000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-0.242735531606">
                <text:p>-0.242735531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-0.28066295842">
                <text:p>-0.28066295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0.335830124694">
                <text:p>-0.335830124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-0.415132926213">
                <text:p>-0.415132926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-0.515123415085">
                <text:p>-0.515123415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-0.49098777984">
                <text:p>-0.49098777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-0.408237030429">
                <text:p>-0.408237030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-0.356517812047">
                <text:p>-0.356517812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0.301350645773">
                <text:p>-0.301350645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287558854204">
                <text:p>-0.28755885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297902697881">
                <text:p>-0.297902697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0.363413707831">
                <text:p>-0.363413707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-0.446164457242">
                <text:p>-0.446164457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-0.411684978321">
                <text:p>-0.411684978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-0.322038333126">
                <text:p>-0.322038333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-0.249631427391">
                <text:p>-0.2496314273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-0.173776573764">
                <text:p>-0.173776573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-0.13584914695">
                <text:p>-0.13584914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-0.0910258243524">
                <text:p>-0.0910258243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-0.0737860848917">
                <text:p>-0.0737860848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-0.0703381369996">
                <text:p>-0.0703381369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-0.0875778764603">
                <text:p>-0.0875778764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-0.132401199058">
                <text:p>-0.132401199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-0.170328625872">
                <text:p>-0.170328625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-0.23239168793">
                <text:p>-0.23239168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-0.404789082537">
                <text:p>-0.404789082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-0.246183479499">
                <text:p>-0.246183479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-0.173776573764">
                <text:p>-0.173776573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0.13584914695">
                <text:p>-0.13584914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-0.101369668029">
                <text:p>-0.101369668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0.0944737722445">
                <text:p>-0.0944737722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-0.111713511705">
                <text:p>-0.111713511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-0.142745042734">
                <text:p>-0.142745042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-0.170328625872">
                <text:p>-0.170328625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-0.228943740038">
                <text:p>-0.2289437400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-0.294454749988">
                <text:p>-0.294454749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-0.370309603615">
                <text:p>-0.370309603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-0.353069864155">
                <text:p>-0.353069864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-0.266871166851">
                <text:p>-0.266871166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-0.170328625872">
                <text:p>-0.170328625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-0.108265563813">
                <text:p>-0.108265563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-0.0599942933232">
                <text:p>-0.0599942933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-0.0427545538625">
                <text:p>-0.0427545538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-0.0151709707254">
                <text:p>-0.0151709707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-0.0117230228333">
                <text:p>-0.0117230228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-0.0358586580782">
                <text:p>-0.03585865807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-0.0668901891074">
                <text:p>-0.0668901891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-0.104817615921">
                <text:p>-0.1048176159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-0.163432730087">
                <text:p>-0.163432730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-0.242735531606">
                <text:p>-0.242735531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-0.180672469548">
                <text:p>-0.180672469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-0.101369668029">
                <text:p>-0.1013696680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-0.00827507494113">
                <text:p>-0.00827507494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0.0641318307937">
                <text:p>0.0641318307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0.112403101284">
                <text:p>0.112403101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0.153778475989">
                <text:p>0.153778475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0.157226423881">
                <text:p>0.157226423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0.160674371774">
                <text:p>0.160674371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0.146882580205">
                <text:p>0.1468825802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0.115851049176">
                <text:p>0.115851049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0.0744756744701">
                <text:p>0.07447567447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0.0158605603038">
                <text:p>0.0158605603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0.0703381369996">
                <text:p>-0.0703381369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-0.163432730087">
                <text:p>-0.163432730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-0.125505303274">
                <text:p>-0.1255053032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-0.0255148144018">
                <text:p>-0.0255148144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0.0641318307937">
                <text:p>0.0641318307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0.139986684421">
                <text:p>0.139986684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0.195153850695">
                <text:p>0.195153850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0.250321016969">
                <text:p>0.2503210169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0.28480049589">
                <text:p>0.28480049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0.28480049589">
                <text:p>0.28480049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0.274456652214">
                <text:p>0.2744566522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243425121185">
                <text:p>0.2434251211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0.191705902803">
                <text:p>0.19170590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0.160674371774">
                <text:p>0.160674371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0.115851049176">
                <text:p>0.115851049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0.195153850695">
                <text:p>0.195153850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0.236529225401">
                <text:p>0.2365292254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0.277904600106">
                <text:p>0.2779046001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.295144339567">
                <text:p>0.295144339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0.295144339567">
                <text:p>0.2951443395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0.291696391675">
                <text:p>0.291696391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0.243425121185">
                <text:p>0.2434251211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0.202049746479">
                <text:p>0.202049746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58cm" svg:height="4.661cm" xlink:href=".." xlink:type="simple" chart:class="chart:scatter" chart:style-name="ch1">
        <chart:title svg:x="2.064cm" svg:y="0.229cm" chart:style-name="ch2">
          <text:p>Vy en fonction du temps</text:p>
        </chart:title>
        <chart:plot-area chart:style-name="ch3" table:cell-range-address="'Pymecavideo 2017-11-12 13h32m29s'.A2:'Pymecavideo 2017-11-12 13h32m29s'.A112 'Pymecavideo 2017-11-12 13h32m29s'.E1:'Pymecavideo 2017-11-12 13h32m29s'.E112" chart:data-source-has-labels="row" svg:x="1.192cm" svg:y="1.101cm" svg:width="7.685cm" svg:height="2.486cm">
          <chartooo:coordinate-region svg:x="1.734cm" svg:y="1.3cm" svg:width="7.049cm" svg:height="2.088cm"/>
          <chart:axis chart:dimension="x" chart:name="primary-x" chart:style-name="ch4">
            <chart:title svg:x="4.712cm" svg:y="3.68cm" chart:style-name="ch5">
              <text:p>t (s)</text:p>
            </chart:title>
          </chart:axis>
          <chart:axis chart:dimension="y" chart:name="primary-y" chart:style-name="ch4">
            <chart:title svg:x="0.451cm" svg:y="2.97cm" chart:style-name="ch6">
              <text:p>Vy (m/s)</text:p>
            </chart:title>
            <chart:grid chart:style-name="ch7" chart:class="major"/>
          </chart:axis>
          <chart:series chart:style-name="ch8" chart:values-cell-range-address="'Pymecavideo 2017-11-12 13h32m29s'.E2:'Pymecavideo 2017-11-12 13h32m29s'.E112" chart:label-cell-address="'Pymecavideo 2017-11-12 13h32m29s'.E1:'Pymecavideo 2017-11-12 13h32m29s'.E1" chart:class="chart:scatter">
            <chart:domain table:cell-range-address="'Pymecavideo 2017-11-12 13h32m29s'.A2:'Pymecavideo 2017-11-12 13h32m29s'.A112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y (m/s)</text:p>
                <draw:g>
                  <svg:desc>'Pymecavideo 2017-11-12 13h32m29s'.E1:'Pymecavideo 2017-11-12 13h32m29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ymecavideo 2017-11-12 13h32m29s'.A2:'Pymecavideo 2017-11-12 13h32m29s'.A112</svg:desc>
                </draw:g>
              </table:table-cell>
              <table:table-cell office:value-type="float" office:value="2.1549674326">
                <text:p>2.1549674326</text:p>
                <draw:g>
                  <svg:desc>'Pymecavideo 2017-11-12 13h32m29s'.E2:'Pymecavideo 2017-11-12 13h32m29s'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2.154967432575">
                <text:p>2.15496743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.551576551475">
                <text:p>1.551576551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.034384367625">
                <text:p>1.03438436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86198697305">
                <text:p>0.86198697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585960919">
                <text:p>0.2585960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0861986973000002">
                <text:p>-0.0861986973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430993486525">
                <text:p>-0.430993486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1.034384367625">
                <text:p>-1.034384367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94818567035">
                <text:p>-0.94818567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2.241166129875">
                <text:p>-2.241166129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1.982570038">
                <text:p>-1.982570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2.154967432575">
                <text:p>-2.154967432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0.517192183824999">
                <text:p>0.517192183824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2.3273648272">
                <text:p>2.3273648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.896371340675">
                <text:p>1.896371340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.29298045955">
                <text:p>1.29298045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0.517192183825">
                <text:p>0.517192183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-0.430993486525">
                <text:p>-0.430993486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-0.775788275725">
                <text:p>-0.77578827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-0.94818567035">
                <text:p>-0.94818567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-1.37917915685">
                <text:p>-1.37917915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1.982570037975">
                <text:p>-1.982570037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-2.4997622218">
                <text:p>-2.4997622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0.603390881125002">
                <text:p>0.603390881125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2.068768735275">
                <text:p>2.068768735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1.29298045955">
                <text:p>1.29298045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0.775788275725001">
                <text:p>0.77578827572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0.603390881125">
                <text:p>0.60339088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0.344794789224999">
                <text:p>0.344794789224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258596091924999">
                <text:p>-0.258596091924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689589578425">
                <text:p>-0.689589578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948185670325">
                <text:p>-0.948185670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2.068768735275">
                <text:p>-2.068768735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2.241166129875">
                <text:p>2.24116612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1.810172643375">
                <text:p>1.810172643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1.896371340675">
                <text:p>1.896371340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0.94818567035">
                <text:p>0.94818567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.12058306494">
                <text:p>1.12058306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0.0861986973025003">
                <text:p>0.0861986973025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-0.4309934865175">
                <text:p>-0.4309934865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-1.1205830649425">
                <text:p>-1.1205830649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-0.94818567035">
                <text:p>-0.94818567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-1.55157655145">
                <text:p>-1.55157655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-2.3273648272">
                <text:p>-2.3273648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-1.982570037975">
                <text:p>-1.982570037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.810172643375">
                <text:p>1.81017264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0.94818567035">
                <text:p>0.94818567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0.1723973946125">
                <text:p>0.1723973946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0.4309934865125">
                <text:p>-0.4309934865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-0.775788275724999">
                <text:p>-0.775788275724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-0.68958957845">
                <text:p>-0.68958957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-1.46537785415">
                <text:p>-1.46537785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-1.63777524875">
                <text:p>-1.63777524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-1.896371340675">
                <text:p>-1.896371340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0.4309934865">
                <text:p>0.43099348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2.1549674326">
                <text:p>2.1549674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2.413563524475">
                <text:p>2.413563524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1.551576551475">
                <text:p>1.551576551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1.206781762245">
                <text:p>1.206781762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0.6895895784275">
                <text:p>0.6895895784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0.0861986973025">
                <text:p>0.0861986973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-0.6033908811225">
                <text:p>-0.6033908811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-0.77578827573">
                <text:p>-0.775788275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-0.94818567034">
                <text:p>-0.94818567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-1.46537785415">
                <text:p>-1.46537785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-1.982570037975">
                <text:p>-1.982570037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1.55157655145">
                <text:p>1.55157655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2.32736482719675">
                <text:p>2.32736482719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1.81017264337075">
                <text:p>1.81017264337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1.2067817622575">
                <text:p>1.2067817622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1.034384367625">
                <text:p>1.034384367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0.0861986973249997">
                <text:p>0.086198697324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-0.775788275725">
                <text:p>-0.775788275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-1.0343843676475">
                <text:p>-1.034384367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-1.4653778541575">
                <text:p>-1.465377854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-2.154967432585">
                <text:p>-2.154967432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2.327364827185">
                <text:p>-2.327364827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0.948185670325">
                <text:p>0.948185670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2.499762221805">
                <text:p>2.499762221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2.2411661298875">
                <text:p>2.2411661298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1.8963713406825">
                <text:p>1.8963713406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.37917915685">
                <text:p>1.379179156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.37917915685">
                <text:p>1.379179156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-0.775788275725001">
                <text:p>-0.775788275725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-1.29298045955">
                <text:p>-1.29298045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-0.775788275725">
                <text:p>-0.775788275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-1.12058306495">
                <text:p>-1.12058306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.03438436765">
                <text:p>1.034384367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.034384367625">
                <text:p>1.034384367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-0.0861986972999995">
                <text:p>-0.0861986972999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-1.20678176225">
                <text:p>-1.20678176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-1.03438436765">
                <text:p>-1.03438436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94cm" svg:height="5.393cm" xlink:href=".." xlink:type="simple" chart:class="chart:scatter" chart:style-name="ch1">
        <chart:title svg:x="2.088cm" svg:y="0.243cm" chart:style-name="ch2">
          <text:p>X en fonction du temps</text:p>
        </chart:title>
        <chart:plot-area chart:style-name="ch3" table:cell-range-address="'Pymecavideo 2017-11-12 13h32m29s'.A2:'Pymecavideo 2017-11-12 13h32m29s'.B113 'Pymecavideo 2017-11-12 13h32m29s'.B1:'Pymecavideo 2017-11-12 13h32m29s'.B1" chart:data-source-has-labels="row" svg:x="1.188cm" svg:y="1.129cm" svg:width="7.529cm" svg:height="3.176cm">
          <chartooo:coordinate-region svg:x="2.021cm" svg:y="1.328cm" svg:width="6.602cm" svg:height="2.778cm"/>
          <chart:axis chart:dimension="x" chart:name="primary-x" chart:style-name="ch4">
            <chart:title svg:x="4.63cm" svg:y="4.412cm" chart:style-name="ch5">
              <text:p>t (s)</text:p>
            </chart:title>
          </chart:axis>
          <chart:axis chart:dimension="y" chart:name="primary-y" chart:style-name="ch4">
            <chart:title svg:x="0.451cm" svg:y="3.131cm" chart:style-name="ch6">
              <text:p>x (m)</text:p>
            </chart:title>
            <chart:grid chart:style-name="ch7" chart:class="major"/>
          </chart:axis>
          <chart:series chart:style-name="ch8" chart:values-cell-range-address="'Pymecavideo 2017-11-12 13h32m29s'.B2:'Pymecavideo 2017-11-12 13h32m29s'.B113" chart:label-cell-address="'Pymecavideo 2017-11-12 13h32m29s'.B1:'Pymecavideo 2017-11-12 13h32m29s'.B1" chart:class="chart:scatter">
            <chart:domain table:cell-range-address="'Pymecavideo 2017-11-12 13h32m29s'.A2:'Pymecavideo 2017-11-12 13h32m29s'.A113"/>
            <chart:data-point chart:repeated="1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X1 (m)</text:p>
                <draw:g>
                  <svg:desc>'Pymecavideo 2017-11-12 13h32m29s'.B1:'Pymecavideo 2017-11-12 13h32m29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ymecavideo 2017-11-12 13h32m29s'.A2:'Pymecavideo 2017-11-12 13h32m29s'.A113</svg:desc>
                </draw:g>
              </table:table-cell>
              <table:table-cell office:value-type="float" office:value="0.137917915685">
                <text:p>0.137917915685</text:p>
                <draw:g>
                  <svg:desc>'Pymecavideo 2017-11-12 13h32m29s'.B2:'Pymecavideo 2017-11-12 13h32m29s'.B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75854853627">
                <text:p>0.075854853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0482712704899">
                <text:p>0.0482712704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0137917915685">
                <text:p>0.0137917915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0.00344794789214">
                <text:p>-0.0034479478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0344794789214">
                <text:p>-0.0344794789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0551671662742">
                <text:p>-0.0551671662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0.0724069057349">
                <text:p>-0.0724069057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0896466451955">
                <text:p>-0.0896466451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0.0965425409798">
                <text:p>-0.0965425409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0.131022019901">
                <text:p>-0.131022019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0.14481381147">
                <text:p>-0.14481381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-0.168949446715">
                <text:p>-0.168949446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-0.175845342499">
                <text:p>-0.175845342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-0.172397394607">
                <text:p>-0.172397394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-0.165501498823">
                <text:p>-0.16550149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-0.148261759362">
                <text:p>-0.14826175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-0.141365863578">
                <text:p>-0.141365863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-0.124126124117">
                <text:p>-0.124126124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-0.117230228333">
                <text:p>-0.117230228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-0.099990488872">
                <text:p>-0.099990488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-0.0793028015191">
                <text:p>-0.079302801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-0.075854853627">
                <text:p>-0.075854853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-0.0551671662742">
                <text:p>-0.0551671662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0.0413753747056">
                <text:p>-0.0413753747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-0.0310315310292">
                <text:p>-0.0310315310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-0.024135635245">
                <text:p>-0.024135635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-0.0172397394607">
                <text:p>-0.0172397394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-0.0310315310292">
                <text:p>-0.0310315310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-0.0413753747056">
                <text:p>-0.0413753747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0.051719218382">
                <text:p>-0.051719218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0.0655110099506">
                <text:p>-0.0655110099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0827507494113">
                <text:p>-0.0827507494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0965425409798">
                <text:p>-0.0965425409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110334332548">
                <text:p>-0.110334332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0.117230228333">
                <text:p>-0.117230228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-0.127574072009">
                <text:p>-0.127574072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-0.124126124117">
                <text:p>-0.124126124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-0.099990488872">
                <text:p>-0.099990488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-0.0724069057349">
                <text:p>-0.0724069057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-0.0586151141663">
                <text:p>-0.0586151141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-0.0379274268135">
                <text:p>-0.0379274268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-0.0206876873528">
                <text:p>-0.0206876873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0.0137917915685">
                <text:p>0.01379179156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0.0275835831371">
                <text:p>0.0275835831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0.0655110099506">
                <text:p>0.06551100995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0.075854853627">
                <text:p>0.075854853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0.0930945930877">
                <text:p>0.0930945930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0.099990488872">
                <text:p>0.099990488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0.106886384656">
                <text:p>0.106886384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0.103438436764">
                <text:p>0.103438436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0.120678176225">
                <text:p>0.120678176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0.148261759362">
                <text:p>0.148261759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0.155157655146">
                <text:p>0.155157655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0.189637134068">
                <text:p>0.189637134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0.203428925636">
                <text:p>0.203428925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0.213772769312">
                <text:p>0.213772769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0.234460456665">
                <text:p>0.2344604566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0.255148144018">
                <text:p>0.255148144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0.268939935587">
                <text:p>0.268939935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0.286179675047">
                <text:p>0.286179675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3068673624">
                <text:p>0.3068673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0.324107101861">
                <text:p>0.324107101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0.310315310292">
                <text:p>0.3103153102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0.289627622939">
                <text:p>0.289627622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0.293075570832">
                <text:p>0.293075570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0.282731727155">
                <text:p>0.282731727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0.272387883479">
                <text:p>0.272387883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0.265491987695">
                <text:p>0.265491987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0.255148144018">
                <text:p>0.255148144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0.251700196126">
                <text:p>0.2517001961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0.234460456665">
                <text:p>0.234460456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0.227564560881">
                <text:p>0.2275645608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0.220668665097">
                <text:p>0.220668665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0.220668665097">
                <text:p>0.2206686650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0.217220717205">
                <text:p>0.217220717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0.213772769312">
                <text:p>0.213772769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0.206876873528">
                <text:p>0.206876873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0.21032482142">
                <text:p>0.210324821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0.19308508196">
                <text:p>0.19308508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0.168949446715">
                <text:p>0.168949446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0.16205355093">
                <text:p>0.16205355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0.151709707254">
                <text:p>0.151709707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0.137917915685">
                <text:p>0.137917915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0.131022019901">
                <text:p>0.1310220199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103438436764">
                <text:p>0.103438436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0.106886384656">
                <text:p>0.106886384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0.0965425409798">
                <text:p>0.09654254097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0.0930945930877">
                <text:p>0.09309459308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0.0827507494113">
                <text:p>0.082750749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0.0724069057349">
                <text:p>0.07240690573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.0620630620585">
                <text:p>0.0620630620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0.0620630620585">
                <text:p>0.0620630620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0.0551671662742">
                <text:p>0.0551671662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0.0448233225978">
                <text:p>0.0448233225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0.0448233225978">
                <text:p>0.0448233225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05cm" svg:height="6.056cm" xlink:href=".." xlink:type="simple" chart:class="chart:scatter" chart:style-name="ch1">
        <chart:title svg:x="1.974cm" svg:y="0.257cm" chart:style-name="ch2">
          <text:p>Vx en fonction du temps</text:p>
        </chart:title>
        <chart:plot-area chart:style-name="ch3" table:cell-range-address="'Pymecavideo 2017-11-12 13h32m29s'.A2:'Pymecavideo 2017-11-12 13h32m29s'.A112 'Pymecavideo 2017-11-12 13h32m29s'.D1:'Pymecavideo 2017-11-12 13h32m29s'.D112" chart:data-source-has-labels="row" svg:x="1.189cm" svg:y="1.157cm" svg:width="7.538cm" svg:height="3.797cm">
          <chartooo:coordinate-region svg:x="2.022cm" svg:y="1.356cm" svg:width="6.611cm" svg:height="3.399cm"/>
          <chart:axis chart:dimension="x" chart:name="primary-x" chart:style-name="ch4">
            <chart:title svg:x="4.636cm" svg:y="5.075cm" chart:style-name="ch5">
              <text:p>t (s)</text:p>
            </chart:title>
          </chart:axis>
          <chart:axis chart:dimension="y" chart:name="primary-y" chart:style-name="ch4">
            <chart:title svg:x="0.451cm" svg:y="3.694cm" chart:style-name="ch6">
              <text:p>Vx (m/s)</text:p>
            </chart:title>
            <chart:grid chart:style-name="ch7" chart:class="major"/>
          </chart:axis>
          <chart:series chart:style-name="ch8" chart:values-cell-range-address="'Pymecavideo 2017-11-12 13h32m29s'.D2:'Pymecavideo 2017-11-12 13h32m29s'.D112" chart:label-cell-address="'Pymecavideo 2017-11-12 13h32m29s'.D1:'Pymecavideo 2017-11-12 13h32m29s'.D1" chart:class="chart:scatter">
            <chart:domain table:cell-range-address="'Pymecavideo 2017-11-12 13h32m29s'.A2:'Pymecavideo 2017-11-12 13h32m29s'.A112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x (m/s)</text:p>
                <draw:g>
                  <svg:desc>'Pymecavideo 2017-11-12 13h32m29s'.D1:'Pymecavideo 2017-11-12 13h32m29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ymecavideo 2017-11-12 13h32m29s'.A2:'Pymecavideo 2017-11-12 13h32m29s'.A112</svg:desc>
                </draw:g>
              </table:table-cell>
              <table:table-cell office:value-type="float" office:value="-0.689589578425">
                <text:p>-0.689589578425</text:p>
                <draw:g>
                  <svg:desc>'Pymecavideo 2017-11-12 13h32m29s'.D2:'Pymecavideo 2017-11-12 13h32m29s'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-0.861986973025">
                <text:p>-0.861986973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-0.6895895784275">
                <text:p>-0.6895895784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0.861986973035">
                <text:p>-0.861986973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-0.430993486516">
                <text:p>-0.430993486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0.7757882757315">
                <text:p>-0.775788275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51719218382">
                <text:p>-0.51719218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4309934865175">
                <text:p>-0.4309934865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0.430993486515">
                <text:p>-0.430993486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1723973946075">
                <text:p>-0.1723973946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0.86198697303">
                <text:p>-0.86198697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0.603390881125">
                <text:p>-0.603390881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0.5171921838225">
                <text:p>0.5171921838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0.0861986973025003">
                <text:p>0.0861986973025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0.51719218382">
                <text:p>0.51719218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0.344794789215">
                <text:p>0.344794789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25859609191">
                <text:p>0.25859609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0.172397394605">
                <text:p>0.172397394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0.1723973946075">
                <text:p>0.1723973946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-0.3447947892125">
                <text:p>-0.3447947892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0.344794789215">
                <text:p>-0.344794789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0.4309934865175">
                <text:p>-0.4309934865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3447947892125">
                <text:p>-0.3447947892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344794789205">
                <text:p>-0.344794789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172397394625">
                <text:p>-0.172397394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0.603390881125">
                <text:p>0.603390881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0.6895895784275">
                <text:p>0.6895895784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0.344794789215">
                <text:p>0.344794789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0.51719218382">
                <text:p>0.51719218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0.51719218382">
                <text:p>0.51719218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0.3447947892125">
                <text:p>0.3447947892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0.344794789215">
                <text:p>0.344794789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0.9481856703375">
                <text:p>0.9481856703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0.25859609191">
                <text:p>0.25859609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0.5171921838325">
                <text:p>0.5171921838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2585960919">
                <text:p>0.2585960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-0.086198697325">
                <text:p>-0.0861986973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0.258596091925">
                <text:p>0.258596091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0.0861986972999999">
                <text:p>0.0861986972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0.603390881125">
                <text:p>0.603390881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0.86198697305">
                <text:p>0.86198697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0.344794789199999">
                <text:p>0.3447947891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0.2585960919">
                <text:p>0.2585960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0.517192183825">
                <text:p>0.517192183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0.517192183825001">
                <text:p>0.517192183825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0.344794789224999">
                <text:p>0.344794789224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0.4309934865">
                <text:p>0.4309934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0.517192183825001">
                <text:p>0.517192183825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-0.517192183824999">
                <text:p>-0.517192183824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0.086198697324999">
                <text:p>0.086198697324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-0.258596091924999">
                <text:p>-0.258596091924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-0.258596091924999">
                <text:p>-0.258596091924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-0.0861986973000009">
                <text:p>-0.086198697300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-0.430993486525">
                <text:p>-0.430993486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-0.0861986973000002">
                <text:p>-0.0861986973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0.0861986973250004">
                <text:p>-0.086198697325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0.0861986972999995">
                <text:p>0.0861986972999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-0.4309934865">
                <text:p>-0.4309934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-0.603390881124999">
                <text:p>-0.603390881124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-0.172397394625001">
                <text:p>-0.172397394625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-0.517192183825">
                <text:p>-0.517192183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-0.0861986973000002">
                <text:p>-0.0861986973000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-0.258596091905">
                <text:p>-0.2585960919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-0.0861986973025">
                <text:p>-0.0861986973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-0.1723973946075">
                <text:p>-0.1723973946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